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6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3" calcext:value-type="float">
            <text:p>3</text:p>
          </table:table-cell>
          <table:table-cell office:value-type="float" office:value="6359.8" calcext:value-type="float">
            <text:p>6359,8</text:p>
          </table:table-cell>
          <table:table-cell office:value-type="float" office:value="7.6" calcext:value-type="float">
            <text:p>7,6</text:p>
          </table:table-cell>
          <table:table-cell office:value-type="float" office:value="6.2" calcext:value-type="float">
            <text:p>6,2</text:p>
          </table:table-cell>
          <table:table-cell office:value-type="float" office:value="0.9979444334" calcext:value-type="float">
            <text:p>0,9979444334</text:p>
          </table:table-cell>
          <table:table-cell office:value-type="float" office:value="0.994032226" calcext:value-type="float">
            <text:p>0,994032226</text:p>
          </table:table-cell>
          <table:table-cell office:value-type="float" office:value="0.9859094225" calcext:value-type="float">
            <text:p>0,98590942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4" calcext:value-type="float">
            <text:p>4</text:p>
          </table:table-cell>
          <table:table-cell office:value-type="float" office:value="5086.2" calcext:value-type="float">
            <text:p>5086,2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,6</text:p>
          </table:table-cell>
          <table:table-cell office:value-type="float" office:value="0.990048525627933" calcext:value-type="float">
            <text:p>0,9900485256</text:p>
          </table:table-cell>
          <table:table-cell office:value-type="float" office:value="0.982168388366493" calcext:value-type="float">
            <text:p>0,9821683884</text:p>
          </table:table-cell>
          <table:table-cell office:value-type="float" office:value="0.974616656499974" calcext:value-type="float">
            <text:p>0,974616656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,8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1" calcext:value-type="float">
            <text:p>1</text:p>
          </table:table-cell>
          <table:table-cell office:value-type="float" office:value="0.942303971797327" calcext:value-type="float">
            <text:p>0,9423039718</text:p>
          </table:table-cell>
          <table:table-cell office:value-type="float" office:value="0.91978425581573" calcext:value-type="float">
            <text:p>0,91978425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,8</text:p>
          </table:table-cell>
          <table:table-cell office:value-type="float" office:value="45.6" calcext:value-type="float">
            <text:p>45,6</text:p>
          </table:table-cell>
          <table:table-cell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0.898914977786364" calcext:value-type="float">
            <text:p>0,8989149778</text:p>
          </table:table-cell>
          <table:table-cell office:value-type="float" office:value="0.872186523851008" calcext:value-type="float">
            <text:p>0,872186523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7" calcext:value-type="float">
            <text:p>7</text:p>
          </table:table-cell>
          <table:table-cell office:value-type="float" office:value="7381.2" calcext:value-type="float">
            <text:p>7381,2</text:p>
          </table:table-cell>
          <table:table-cell office:value-type="float" office:value="186.6" calcext:value-type="float">
            <text:p>186,6</text:p>
          </table:table-cell>
          <table:table-cell office:value-type="float" office:value="121.6" calcext:value-type="float">
            <text:p>121,6</text:p>
          </table:table-cell>
          <table:table-cell office:value-type="float" office:value="0.994325512444523" calcext:value-type="float">
            <text:p>0,9943255124</text:p>
          </table:table-cell>
          <table:table-cell office:value-type="float" office:value="0.87293019756793" calcext:value-type="float">
            <text:p>0,8729301976</text:p>
          </table:table-cell>
          <table:table-cell office:value-type="float" office:value="0.843255522412938" calcext:value-type="float">
            <text:p>0,84325552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8" calcext:value-type="float">
            <text:p>8</text:p>
          </table:table-cell>
          <table:table-cell office:value-type="float" office:value="9493.4" calcext:value-type="float">
            <text:p>9493,4</text:p>
          </table:table-cell>
          <table:table-cell office:value-type="float" office:value="1891.4" calcext:value-type="float">
            <text:p>1891,4</text:p>
          </table:table-cell>
          <table:table-cell office:value-type="float" office:value="1047.8" calcext:value-type="float">
            <text:p>1047,8</text:p>
          </table:table-cell>
          <table:table-cell office:value-type="float" office:value="0.989064214573335" calcext:value-type="float">
            <text:p>0,9890642146</text:p>
          </table:table-cell>
          <table:table-cell office:value-type="float" office:value="0.811884519080724" calcext:value-type="float">
            <text:p>0,8118845191</text:p>
          </table:table-cell>
          <table:table-cell office:value-type="float" office:value="0.778615540127005" calcext:value-type="float">
            <text:p>0,778615540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0162" calcext:value-type="float">
            <text:p>30162</text:p>
          </table:table-cell>
          <table:table-cell office:value-type="float" office:value="9" calcext:value-type="float">
            <text:p>9</text:p>
          </table:table-cell>
          <table:table-cell office:value-type="float" office:value="19356" calcext:value-type="float">
            <text:p>19356</text:p>
          </table:table-cell>
          <table:table-cell office:value-type="float" office:value="3816.6" calcext:value-type="float">
            <text:p>3816,6</text:p>
          </table:table-cell>
          <table:table-cell office:value-type="float" office:value="2262" calcext:value-type="float">
            <text:p>226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3" calcext:value-type="float">
            <text:p>3</text:p>
          </table:table-cell>
          <table:table-cell office:value-type="float" office:value="136.6" calcext:value-type="float">
            <text:p>136,6</text:p>
          </table:table-cell>
          <table:table-cell office:value-type="float" office:value="188" calcext:value-type="float">
            <text:p>188</text:p>
          </table:table-cell>
          <table:table-cell office:value-type="float" office:value="141.4" calcext:value-type="float">
            <text:p>141,4</text:p>
          </table:table-cell>
          <table:table-cell office:value-type="float" office:value="1" calcext:value-type="float">
            <text:p>1</text:p>
          </table:table-cell>
          <table:table-cell office:value-type="float" office:value="0.963965727989073" calcext:value-type="float">
            <text:p>0,963965728</text:p>
          </table:table-cell>
          <table:table-cell office:value-type="float" office:value="0.952415106144927" calcext:value-type="float">
            <text:p>0,952415106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166.2" calcext:value-type="float">
            <text:p>166,2</text:p>
          </table:table-cell>
          <table:table-cell office:value-type="float" office:value="1" calcext:value-type="float">
            <text:p>1</text:p>
          </table:table-cell>
          <table:table-cell office:value-type="float" office:value="0.950390901051568" calcext:value-type="float">
            <text:p>0,9503909011</text:p>
          </table:table-cell>
          <table:table-cell office:value-type="float" office:value="0.942829842870076" calcext:value-type="float">
            <text:p>0,942829842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5" calcext:value-type="float">
            <text:p>5</text:p>
          </table:table-cell>
          <table:table-cell office:value-type="float" office:value="167.6" calcext:value-type="float">
            <text:p>167,6</text:p>
          </table:table-cell>
          <table:table-cell office:value-type="float" office:value="264.4" calcext:value-type="float">
            <text:p>264,4</text:p>
          </table:table-cell>
          <table:table-cell office:value-type="float" office:value="228.6" calcext:value-type="float">
            <text:p>228,6</text:p>
          </table:table-cell>
          <table:table-cell office:value-type="float" office:value="1" calcext:value-type="float">
            <text:p>1</text:p>
          </table:table-cell>
          <table:table-cell office:value-type="float" office:value="0.932689548327596" calcext:value-type="float">
            <text:p>0,9326895483</text:p>
          </table:table-cell>
          <table:table-cell office:value-type="float" office:value="0.915506177841545" calcext:value-type="float">
            <text:p>0,915506177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6" calcext:value-type="float">
            <text:p>6</text:p>
          </table:table-cell>
          <table:table-cell office:value-type="float" office:value="250407.8" calcext:value-type="float">
            <text:p>250407,8</text:p>
          </table:table-cell>
          <table:table-cell office:value-type="float" office:value="764.8" calcext:value-type="float">
            <text:p>764,8</text:p>
          </table:table-cell>
          <table:table-cell office:value-type="float" office:value="674" calcext:value-type="float">
            <text:p>674</text:p>
          </table:table-cell>
          <table:table-cell office:value-type="float" office:value="0.972606846334501" calcext:value-type="float">
            <text:p>0,9726068463</text:p>
          </table:table-cell>
          <table:table-cell office:value-type="float" office:value="0.909998990844418" calcext:value-type="float">
            <text:p>0,9099989908</text:p>
          </table:table-cell>
          <table:table-cell office:value-type="float" office:value="0.895443221771659" calcext:value-type="float">
            <text:p>0,89544322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7" calcext:value-type="float">
            <text:p>7</text:p>
          </table:table-cell>
          <table:table-cell office:value-type="float" office:value="749619.8" calcext:value-type="float">
            <text:p>749619,8</text:p>
          </table:table-cell>
          <table:table-cell office:value-type="float" office:value="4260.4" calcext:value-type="float">
            <text:p>4260,4</text:p>
          </table:table-cell>
          <table:table-cell office:value-type="float" office:value="3658" calcext:value-type="float">
            <text:p>3658</text:p>
          </table:table-cell>
          <table:table-cell office:value-type="float" office:value="0.975111236879867" calcext:value-type="float">
            <text:p>0,9751112369</text:p>
          </table:table-cell>
          <table:table-cell office:value-type="float" office:value="0.88956391367903" calcext:value-type="float">
            <text:p>0,8895639137</text:p>
          </table:table-cell>
          <table:table-cell office:value-type="float" office:value="0.876151507741552" calcext:value-type="float">
            <text:p>0,876151507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8" calcext:value-type="float">
            <text:p>8</text:p>
          </table:table-cell>
          <table:table-cell office:value-type="float" office:value="1265472.8" calcext:value-type="float">
            <text:p>1265472,8</text:p>
          </table:table-cell>
          <table:table-cell office:value-type="float" office:value="17559.8" calcext:value-type="float">
            <text:p>17559,8</text:p>
          </table:table-cell>
          <table:table-cell office:value-type="float" office:value="17198" calcext:value-type="float">
            <text:p>17198</text:p>
          </table:table-cell>
          <table:table-cell office:value-type="float" office:value="0.973184551885156" calcext:value-type="float">
            <text:p>0,9731845519</text:p>
          </table:table-cell>
          <table:table-cell office:value-type="float" office:value="0.873502214724471" calcext:value-type="float">
            <text:p>0,8735022147</text:p>
          </table:table-cell>
          <table:table-cell office:value-type="float" office:value="0.860310639082505" calcext:value-type="float">
            <text:p>0,860310639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" calcext:value-type="float">
            <text:p>6344</text:p>
          </table:table-cell>
          <table:table-cell office:value-type="float" office:value="8" calcext:value-type="float">
            <text:p>8</text:p>
          </table:table-cell>
          <table:table-cell office:value-type="float" office:value="349111.6" calcext:value-type="float">
            <text:p>349111,6</text:p>
          </table:table-cell>
          <table:table-cell office:value-type="float" office:value="5479.6" calcext:value-type="float">
            <text:p>5479,6</text:p>
          </table:table-cell>
          <table:table-cell office:value-type="float" office:value="5846.2" calcext:value-type="float">
            <text:p>5846,2</text:p>
          </table:table-cell>
          <table:table-cell office:value-type="float" office:value="0.968358904275082" calcext:value-type="float">
            <text:p>0,9683589043</text:p>
          </table:table-cell>
          <table:table-cell office:value-type="float" office:value="0.795400000705951" calcext:value-type="float">
            <text:p>0,7954000007</text:p>
          </table:table-cell>
          <table:table-cell office:value-type="float" office:value="0.76137214194227" calcext:value-type="float">
            <text:p>0,761372141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2688" calcext:value-type="float">
            <text:p>12688</text:p>
          </table:table-cell>
          <table:table-cell office:value-type="float" office:value="8" calcext:value-type="float">
            <text:p>8</text:p>
          </table:table-cell>
          <table:table-cell office:value-type="float" office:value="627324.8" calcext:value-type="float">
            <text:p>627324,8</text:p>
          </table:table-cell>
          <table:table-cell office:value-type="float" office:value="7810" calcext:value-type="float">
            <text:p>7810</text:p>
          </table:table-cell>
          <table:table-cell office:value-type="float" office:value="7399.6" calcext:value-type="float">
            <text:p>7399,6</text:p>
          </table:table-cell>
          <table:table-cell office:value-type="float" office:value="0.973184453670453" calcext:value-type="float">
            <text:p>0,9731844537</text:p>
          </table:table-cell>
          <table:table-cell office:value-type="float" office:value="0.818598774549617" calcext:value-type="float">
            <text:p>0,8185987745</text:p>
          </table:table-cell>
          <table:table-cell office:value-type="float" office:value="0.799396438688884" calcext:value-type="float">
            <text:p>0,79939643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9032" calcext:value-type="float">
            <text:p>19032</text:p>
          </table:table-cell>
          <table:table-cell office:value-type="float" office:value="8" calcext:value-type="float">
            <text:p>8</text:p>
          </table:table-cell>
          <table:table-cell office:value-type="float" office:value="827611.8" calcext:value-type="float">
            <text:p>827611,8</text:p>
          </table:table-cell>
          <table:table-cell office:value-type="float" office:value="8694.6" calcext:value-type="float">
            <text:p>8694,6</text:p>
          </table:table-cell>
          <table:table-cell office:value-type="float" office:value="9537.2" calcext:value-type="float">
            <text:p>9537,2</text:p>
          </table:table-cell>
          <table:table-cell office:value-type="float" office:value="0.978255798681412" calcext:value-type="float">
            <text:p>0,9782557987</text:p>
          </table:table-cell>
          <table:table-cell office:value-type="float" office:value="0.83937208249576" calcext:value-type="float">
            <text:p>0,8393720825</text:p>
          </table:table-cell>
          <table:table-cell office:value-type="float" office:value="0.810917035320136" calcext:value-type="float">
            <text:p>0,8109170353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25376" calcext:value-type="float">
            <text:p>25376</text:p>
          </table:table-cell>
          <table:table-cell office:value-type="float" office:value="8" calcext:value-type="float">
            <text:p>8</text:p>
          </table:table-cell>
          <table:table-cell office:value-type="float" office:value="1648456.6" calcext:value-type="float">
            <text:p>1648456,6</text:p>
          </table:table-cell>
          <table:table-cell office:value-type="float" office:value="9522.6" calcext:value-type="float">
            <text:p>9522,6</text:p>
          </table:table-cell>
          <table:table-cell office:value-type="float" office:value="11815" calcext:value-type="float">
            <text:p>11815</text:p>
          </table:table-cell>
          <table:table-cell office:value-type="float" office:value="0.963238724639242" calcext:value-type="float">
            <text:p>0,9632387246</text:p>
          </table:table-cell>
          <table:table-cell office:value-type="float" office:value="0.852599231166101" calcext:value-type="float">
            <text:p>0,8525992312</text:p>
          </table:table-cell>
          <table:table-cell office:value-type="float" office:value="0.818354988009618" calcext:value-type="float">
            <text:p>0,81835498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31720" calcext:value-type="float">
            <text:p>31720</text:p>
          </table:table-cell>
          <table:table-cell office:value-type="float" office:value="8" calcext:value-type="float">
            <text:p>8</text:p>
          </table:table-cell>
          <table:table-cell office:value-type="float" office:value="1458171.4" calcext:value-type="float">
            <text:p>1458171,4</text:p>
          </table:table-cell>
          <table:table-cell office:value-type="float" office:value="10901.2" calcext:value-type="float">
            <text:p>10901,2</text:p>
          </table:table-cell>
          <table:table-cell office:value-type="float" office:value="12802.6" calcext:value-type="float">
            <text:p>12802,6</text:p>
          </table:table-cell>
          <table:table-cell office:value-type="float" office:value="0.968359133383887" calcext:value-type="float">
            <text:p>0,9683591334</text:p>
          </table:table-cell>
          <table:table-cell office:value-type="float" office:value="0.859114921274647" calcext:value-type="float">
            <text:p>0,8591149213</text:p>
          </table:table-cell>
          <table:table-cell office:value-type="float" office:value="0.831267318012257" calcext:value-type="float">
            <text:p>0,8312673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38064" calcext:value-type="float">
            <text:p>38064</text:p>
          </table:table-cell>
          <table:table-cell office:value-type="float" office:value="8" calcext:value-type="float">
            <text:p>8</text:p>
          </table:table-cell>
          <table:table-cell office:value-type="float" office:value="1450004.8" calcext:value-type="float">
            <text:p>1450004,8</text:p>
          </table:table-cell>
          <table:table-cell office:value-type="float" office:value="12329.6" calcext:value-type="float">
            <text:p>12329,6</text:p>
          </table:table-cell>
          <table:table-cell office:value-type="float" office:value="13957.2" calcext:value-type="float">
            <text:p>13957,2</text:p>
          </table:table-cell>
          <table:table-cell office:value-type="float" office:value="0.968359095210358" calcext:value-type="float">
            <text:p>0,9683590952</text:p>
          </table:table-cell>
          <table:table-cell office:value-type="float" office:value="0.863530488632471" calcext:value-type="float">
            <text:p>0,8635304886</text:p>
          </table:table-cell>
          <table:table-cell office:value-type="float" office:value="0.839609088745043" calcext:value-type="float">
            <text:p>0,83960908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44408" calcext:value-type="float">
            <text:p>44408</text:p>
          </table:table-cell>
          <table:table-cell office:value-type="float" office:value="8" calcext:value-type="float">
            <text:p>8</text:p>
          </table:table-cell>
          <table:table-cell office:value-type="float" office:value="1579159.8" calcext:value-type="float">
            <text:p>1579159,8</text:p>
          </table:table-cell>
          <table:table-cell office:value-type="float" office:value="13861" calcext:value-type="float">
            <text:p>13861</text:p>
          </table:table-cell>
          <table:table-cell office:value-type="float" office:value="14467.4" calcext:value-type="float">
            <text:p>14467,4</text:p>
          </table:table-cell>
          <table:table-cell office:value-type="float" office:value="0.968359067927335" calcext:value-type="float">
            <text:p>0,9683590679</text:p>
          </table:table-cell>
          <table:table-cell office:value-type="float" office:value="0.867050716522835" calcext:value-type="float">
            <text:p>0,8670507165</text:p>
          </table:table-cell>
          <table:table-cell office:value-type="float" office:value="0.84816936080104" calcext:value-type="float">
            <text:p>0,8481693608</text:p>
          </table:table-cell>
        </table:table-row>
      </table:table>
      <table:table table:name="Adult" table:style-name="ta1">
        <table:shapes>
          <draw:frame draw:z-index="0" draw:style-name="gr1" draw:text-style-name="P1" svg:width="150mm" svg:height="60mm" svg:x="136.06mm" svg:y="9.15mm">
            <draw:object draw:notify-on-update-of-ranges="Adult.B3:Adult.B12 Adult.C2:Adult.C2 Adult.C3:Adult.C12 Adult.B3:Adult.B12 Adult.D2:Adult.D2 Adult.D3:Adult.D12 Adult.B3:Adult.B12 Adult.E2:Adult.E2 Adult.E3:Adult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0mm" svg:height="60mm" svg:x="293.4mm" svg:y="9.23mm">
            <draw:object draw:notify-on-update-of-ranges="Adult.B15:Adult.B24 Adult.C14:Adult.C14 Adult.C15:Adult.C24 Adult.B15:Adult.B24 Adult.D14:Adult.D14 Adult.D15:Adult.D24 Adult.B15:Adult.B24 Adult.E14:Adult.E14 Adult.E15:Adult.E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0.1mm" svg:height="60mm" svg:x="135.6mm" svg:y="103.6mm">
            <draw:object draw:notify-on-update-of-ranges="Adult.B28:Adult.B34 Adult.C27:Adult.C27 Adult.C28:Adult.C34 Adult.B28:Adult.B34 Adult.D27:Adult.D27 Adult.D28:Adult.D34 Adult.B28:Adult.B34 Adult.E27:Adult.E27 Adult.E28:Adult.E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0mm" svg:height="60mm" svg:x="293.79mm" svg:y="104.12mm">
            <draw:object draw:notify-on-update-of-ranges="Adult.B37:Adult.B43 Adult.C36:Adult.C36 Adult.C37:Adult.C43 Adult.B37:Adult.B43 Adult.D36:Adult.D36 Adult.D37:Adult.D43 Adult.B37:Adult.B43 Adult.E36:Adult.E36 Adult.E37:Adult.E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/1000" office:value-type="float" office:value="3.016" calcext:value-type="float">
            <text:p>3,016</text:p>
          </table:table-cell>
          <table:table-cell office:value-type="float" office:value="3.5492" calcext:value-type="float">
            <text:p>3,5492</text:p>
          </table:table-cell>
          <table:table-cell office:value-type="float" office:value="1.8182" calcext:value-type="float">
            <text:p>1,8182</text:p>
          </table:table-cell>
          <table:table-cell office:value-type="float" office:value="1.0056" calcext:value-type="float">
            <text:p>1,005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6032/1000" office:value-type="float" office:value="6.032" calcext:value-type="float">
            <text:p>6,032</text:p>
          </table:table-cell>
          <table:table-cell office:value-type="float" office:value="13.5872" calcext:value-type="float">
            <text:p>13,5872</text:p>
          </table:table-cell>
          <table:table-cell office:value-type="float" office:value="2.4284" calcext:value-type="float">
            <text:p>2,4284</text:p>
          </table:table-cell>
          <table:table-cell office:value-type="float" office:value="1.331" calcext:value-type="float">
            <text:p>1,33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9048/1000" office:value-type="float" office:value="9.048" calcext:value-type="float">
            <text:p>9,048</text:p>
          </table:table-cell>
          <table:table-cell office:value-type="float" office:value="7.7388" calcext:value-type="float">
            <text:p>7,7388</text:p>
          </table:table-cell>
          <table:table-cell office:value-type="float" office:value="2.6714" calcext:value-type="float">
            <text:p>2,6714</text:p>
          </table:table-cell>
          <table:table-cell office:value-type="float" office:value="1.553" calcext:value-type="float">
            <text:p>1,55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2064/1000" office:value-type="float" office:value="12.064" calcext:value-type="float">
            <text:p>12,064</text:p>
          </table:table-cell>
          <table:table-cell office:value-type="float" office:value="11.3212" calcext:value-type="float">
            <text:p>11,3212</text:p>
          </table:table-cell>
          <table:table-cell office:value-type="float" office:value="2.9142" calcext:value-type="float">
            <text:p>2,9142</text:p>
          </table:table-cell>
          <table:table-cell office:value-type="float" office:value="1.7686" calcext:value-type="float">
            <text:p>1,768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5080/1000" office:value-type="float" office:value="15.08" calcext:value-type="float">
            <text:p>15,08</text:p>
          </table:table-cell>
          <table:table-cell office:value-type="float" office:value="14.143" calcext:value-type="float">
            <text:p>14,143</text:p>
          </table:table-cell>
          <table:table-cell office:value-type="float" office:value="3.1638" calcext:value-type="float">
            <text:p>3,1638</text:p>
          </table:table-cell>
          <table:table-cell office:value-type="float" office:value="1.851" calcext:value-type="float">
            <text:p>1,85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8096/1000" office:value-type="float" office:value="18.096" calcext:value-type="float">
            <text:p>18,096</text:p>
          </table:table-cell>
          <table:table-cell office:value-type="float" office:value="15.4548" calcext:value-type="float">
            <text:p>15,4548</text:p>
          </table:table-cell>
          <table:table-cell office:value-type="float" office:value="3.3556" calcext:value-type="float">
            <text:p>3,3556</text:p>
          </table:table-cell>
          <table:table-cell office:value-type="float" office:value="1.9648" calcext:value-type="float">
            <text:p>1,964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1112/1000" office:value-type="float" office:value="21.112" calcext:value-type="float">
            <text:p>21,112</text:p>
          </table:table-cell>
          <table:table-cell office:value-type="float" office:value="15.0036" calcext:value-type="float">
            <text:p>15,0036</text:p>
          </table:table-cell>
          <table:table-cell office:value-type="float" office:value="3.5818" calcext:value-type="float">
            <text:p>3,5818</text:p>
          </table:table-cell>
          <table:table-cell office:value-type="float" office:value="1.9778" calcext:value-type="float">
            <text:p>1,97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4128/1000" office:value-type="float" office:value="24.128" calcext:value-type="float">
            <text:p>24,128</text:p>
          </table:table-cell>
          <table:table-cell office:value-type="float" office:value="18.7088" calcext:value-type="float">
            <text:p>18,7088</text:p>
          </table:table-cell>
          <table:table-cell office:value-type="float" office:value="3.7528" calcext:value-type="float">
            <text:p>3,7528</text:p>
          </table:table-cell>
          <table:table-cell office:value-type="float" office:value="2.0608" calcext:value-type="float">
            <text:p>2,06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7144/1000" office:value-type="float" office:value="27.144" calcext:value-type="float">
            <text:p>27,144</text:p>
          </table:table-cell>
          <table:table-cell office:value-type="float" office:value="24.1002" calcext:value-type="float">
            <text:p>24,1002</text:p>
          </table:table-cell>
          <table:table-cell office:value-type="float" office:value="3.6892" calcext:value-type="float">
            <text:p>3,6892</text:p>
          </table:table-cell>
          <table:table-cell office:value-type="float" office:value="2.1858" calcext:value-type="float">
            <text:p>2,18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2/1000" office:value-type="float" office:value="30.162" calcext:value-type="float">
            <text:p>30,162</text:p>
          </table:table-cell>
          <table:table-cell office:value-type="float" office:value="19.361" calcext:value-type="float">
            <text:p>19,361</text:p>
          </table:table-cell>
          <table:table-cell office:value-type="float" office:value="3.7852" calcext:value-type="float">
            <text:p>3,7852</text:p>
          </table:table-cell>
          <table:table-cell office:value-type="float" office:value="2.216" calcext:value-type="float">
            <text:p>2,2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/1000" office:value-type="float" office:value="3.016" calcext:value-type="float">
            <text:p>3,016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01985072888806" calcext:value-type="float">
            <text:p>0,7019850729</text:p>
          </table:table-cell>
          <table:table-cell office:value-type="float" office:value="0.660375966206296" calcext:value-type="float">
            <text:p>0,66037596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6032/1000" office:value-type="float" office:value="6.032" calcext:value-type="float">
            <text:p>6,032</text:p>
          </table:table-cell>
          <table:table-cell office:value-type="float" office:value="0.970553102407904" calcext:value-type="float">
            <text:p>0,9705531024</text:p>
          </table:table-cell>
          <table:table-cell office:value-type="float" office:value="0.736962275206903" calcext:value-type="float">
            <text:p>0,7369622752</text:p>
          </table:table-cell>
          <table:table-cell office:value-type="float" office:value="0.698694612849365" calcext:value-type="float">
            <text:p>0,698694612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9048/1000" office:value-type="float" office:value="9.048" calcext:value-type="float">
            <text:p>9,04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59942327660837" calcext:value-type="float">
            <text:p>0,7599423277</text:p>
          </table:table-cell>
          <table:table-cell office:value-type="float" office:value="0.720407627553169" calcext:value-type="float">
            <text:p>0,720407627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2064/1000" office:value-type="float" office:value="12.064" calcext:value-type="float">
            <text:p>12,064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73567343031832" calcext:value-type="float">
            <text:p>0,773567343</text:p>
          </table:table-cell>
          <table:table-cell office:value-type="float" office:value="0.728825433420587" calcext:value-type="float">
            <text:p>0,728825433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5080/1000" office:value-type="float" office:value="15.08" calcext:value-type="float">
            <text:p>15,0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81973691594487" calcext:value-type="float">
            <text:p>0,7819736916</text:p>
          </table:table-cell>
          <table:table-cell office:value-type="float" office:value="0.745356133226566" calcext:value-type="float">
            <text:p>0,745356133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18096/1000" office:value-type="float" office:value="18.096" calcext:value-type="float">
            <text:p>18,096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89194474379172" calcext:value-type="float">
            <text:p>0,7891944744</text:p>
          </table:table-cell>
          <table:table-cell office:value-type="float" office:value="0.753828674897799" calcext:value-type="float">
            <text:p>0,753828674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1112/1000" office:value-type="float" office:value="21.112" calcext:value-type="float">
            <text:p>21,11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94107647442213" calcext:value-type="float">
            <text:p>0,7941076474</text:p>
          </table:table-cell>
          <table:table-cell office:value-type="float" office:value="0.763636416233795" calcext:value-type="float">
            <text:p>0,76363641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4128/1000" office:value-type="float" office:value="24.128" calcext:value-type="float">
            <text:p>24,128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798486372062382" calcext:value-type="float">
            <text:p>0,7984863721</text:p>
          </table:table-cell>
          <table:table-cell office:value-type="float" office:value="0.769090947660692" calcext:value-type="float">
            <text:p>0,7690909477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27144/1000" office:value-type="float" office:value="27.144" calcext:value-type="float">
            <text:p>27,144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3769429233354" calcext:value-type="float">
            <text:p>0,8037694292</text:p>
          </table:table-cell>
          <table:table-cell office:value-type="float" office:value="0.773377087993586" calcext:value-type="float">
            <text:p>0,77337708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table:formula="of:=30162/1000" office:value-type="float" office:value="30.162" calcext:value-type="float">
            <text:p>30,162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6.3598" calcext:value-type="float">
            <text:p>6,3598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062" calcext:value-type="float">
            <text:p>0,006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" calcext:value-type="float">
            <text:p>4</text:p>
          </table:table-cell>
          <table:table-cell office:value-type="float" office:value="5.0862" calcext:value-type="float">
            <text:p>5,086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76" calcext:value-type="float">
            <text:p>0,007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0156" calcext:value-type="float">
            <text:p>0,015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6" calcext:value-type="float">
            <text:p>6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308" calcext:value-type="float">
            <text:p>0,030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7" calcext:value-type="float">
            <text:p>7</text:p>
          </table:table-cell>
          <table:table-cell office:value-type="float" office:value="7.3812" calcext:value-type="float">
            <text:p>7,3812</text:p>
          </table:table-cell>
          <table:table-cell office:value-type="float" office:value="0.1866" calcext:value-type="float">
            <text:p>0,1866</text:p>
          </table:table-cell>
          <table:table-cell office:value-type="float" office:value="0.1216" calcext:value-type="float">
            <text:p>0,121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" calcext:value-type="float">
            <text:p>8</text:p>
          </table:table-cell>
          <table:table-cell office:value-type="float" office:value="9.4934" calcext:value-type="float">
            <text:p>9,4934</text:p>
          </table:table-cell>
          <table:table-cell office:value-type="float" office:value="1.8914" calcext:value-type="float">
            <text:p>1,8914</text:p>
          </table:table-cell>
          <table:table-cell office:value-type="float" office:value="1.0478" calcext:value-type="float">
            <text:p>1,047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9" calcext:value-type="float">
            <text:p>9</text:p>
          </table:table-cell>
          <table:table-cell office:value-type="float" office:value="19.356" calcext:value-type="float">
            <text:p>19,356</text:p>
          </table:table-cell>
          <table:table-cell office:value-type="float" office:value="3.8166" calcext:value-type="float">
            <text:p>3,8166</text:p>
          </table:table-cell>
          <table:table-cell office:value-type="float" office:value="2.262" calcext:value-type="float">
            <text:p>2,26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3" calcext:value-type="float">
            <text:p>3</text:p>
          </table:table-cell>
          <table:table-cell office:value-type="float" office:value="0.9979444334" calcext:value-type="float">
            <text:p>0,9979444334</text:p>
          </table:table-cell>
          <table:table-cell office:value-type="float" office:value="0.994032226" calcext:value-type="float">
            <text:p>0,994032226</text:p>
          </table:table-cell>
          <table:table-cell office:value-type="float" office:value="0.9859094225" calcext:value-type="float">
            <text:p>0,985909422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" calcext:value-type="float">
            <text:p>4</text:p>
          </table:table-cell>
          <table:table-cell office:value-type="float" office:value="0.990048525627933" calcext:value-type="float">
            <text:p>0,9900485256</text:p>
          </table:table-cell>
          <table:table-cell office:value-type="float" office:value="0.982168388366493" calcext:value-type="float">
            <text:p>0,9821683884</text:p>
          </table:table-cell>
          <table:table-cell office:value-type="float" office:value="0.974616656499974" calcext:value-type="float">
            <text:p>0,9746166565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42303971797327" calcext:value-type="float">
            <text:p>0,9423039718</text:p>
          </table:table-cell>
          <table:table-cell office:value-type="float" office:value="0.91978425581573" calcext:value-type="float">
            <text:p>0,9197842558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898914977786364" calcext:value-type="float">
            <text:p>0,8989149778</text:p>
          </table:table-cell>
          <table:table-cell office:value-type="float" office:value="0.872186523851008" calcext:value-type="float">
            <text:p>0,8721865239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7" calcext:value-type="float">
            <text:p>7</text:p>
          </table:table-cell>
          <table:table-cell office:value-type="float" office:value="0.994325512444523" calcext:value-type="float">
            <text:p>0,9943255124</text:p>
          </table:table-cell>
          <table:table-cell office:value-type="float" office:value="0.87293019756793" calcext:value-type="float">
            <text:p>0,8729301976</text:p>
          </table:table-cell>
          <table:table-cell office:value-type="float" office:value="0.843255522412938" calcext:value-type="float">
            <text:p>0,8432555224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" calcext:value-type="float">
            <text:p>8</text:p>
          </table:table-cell>
          <table:table-cell office:value-type="float" office:value="0.989064214573335" calcext:value-type="float">
            <text:p>0,9890642146</text:p>
          </table:table-cell>
          <table:table-cell office:value-type="float" office:value="0.811884519080724" calcext:value-type="float">
            <text:p>0,8118845191</text:p>
          </table:table-cell>
          <table:table-cell office:value-type="float" office:value="0.778615540127005" calcext:value-type="float">
            <text:p>0,778615540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9" calcext:value-type="float">
            <text:p>9</text:p>
          </table:table-cell>
          <table:table-cell office:value-type="float" office:value="0.98030129424518" calcext:value-type="float">
            <text:p>0,9803012942</text:p>
          </table:table-cell>
          <table:table-cell office:value-type="float" office:value="0.807707094696467" calcext:value-type="float">
            <text:p>0,8077070947</text:p>
          </table:table-cell>
          <table:table-cell office:value-type="float" office:value="0.778713255440429" calcext:value-type="float">
            <text:p>0,7787132554</text:p>
          </table:table-cell>
        </table:table-row>
      </table:table>
      <table:table table:name="Ihis" table:style-name="ta1">
        <table:shapes>
          <draw:frame draw:z-index="0" draw:style-name="gr1" draw:text-style-name="P1" svg:width="150mm" svg:height="60mm" svg:x="135.59mm" svg:y="9.3mm">
            <draw:object draw:notify-on-update-of-ranges="Ihis.B2:Ihis.B11 Ihis.C1:Ihis.C1 Ihis.C2:Ihis.C11 Ihis.B2:Ihis.B11 Ihis.D1:Ihis.D1 Ihis.D2:Ihis.D11 Ihis.B2:Ihis.B11 Ihis.E1:Ihis.E1 Ihis.E2:Ihis.E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0mm" svg:height="60mm" svg:x="294.06mm" svg:y="8.94mm">
            <draw:object draw:notify-on-update-of-ranges="Ihis.B14:Ihis.B23 Ihis.C13:Ihis.C13 Ihis.C14:Ihis.C23 Ihis.B14:Ihis.B23 Ihis.D13:Ihis.D13 Ihis.D14:Ihis.D23 Ihis.B14:Ihis.B23 Ihis.E13:Ihis.E13 Ihis.E14:Ihis.E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0mm" svg:height="60mm" svg:x="135.19mm" svg:y="104.12mm">
            <draw:object draw:notify-on-update-of-ranges="Ihis.B26:Ihis.B32 Ihis.C25:Ihis.C25 Ihis.C26:Ihis.C32 Ihis.B26:Ihis.B32 Ihis.D25:Ihis.D25 Ihis.D26:Ihis.D32 Ihis.B26:Ihis.B32 Ihis.E25:Ihis.E25 Ihis.E26:Ihis.E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0mm" svg:height="60mm" svg:x="293.51mm" svg:y="104.12mm">
            <draw:object draw:notify-on-update-of-ranges="Ihis.B35:Ihis.B41 Ihis.C34:Ihis.C34 Ihis.C35:Ihis.C41 Ihis.B35:Ihis.B41 Ihis.D34:Ihis.D34 Ihis.D35:Ihis.D41 Ihis.B35:Ihis.B41 Ihis.E34:Ihis.E34 Ihis.E35:Ihis.E4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84.4798" calcext:value-type="float">
            <text:p>84,4798</text:p>
          </table:table-cell>
          <table:table-cell office:value-type="float" office:value="51.0636" calcext:value-type="float">
            <text:p>51,0636</text:p>
          </table:table-cell>
          <table:table-cell office:value-type="float" office:value="19.0294" calcext:value-type="float">
            <text:p>19,02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76.9902" calcext:value-type="float">
            <text:p>76,9902</text:p>
          </table:table-cell>
          <table:table-cell office:value-type="float" office:value="78.3164" calcext:value-type="float">
            <text:p>78,3164</text:p>
          </table:table-cell>
          <table:table-cell office:value-type="float" office:value="30.3286" calcext:value-type="float">
            <text:p>30,328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153.173" calcext:value-type="float">
            <text:p>153,173</text:p>
          </table:table-cell>
          <table:table-cell office:value-type="float" office:value="102.609" calcext:value-type="float">
            <text:p>102,609</text:p>
          </table:table-cell>
          <table:table-cell office:value-type="float" office:value="43.3014" calcext:value-type="float">
            <text:p>43,30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157.5798" calcext:value-type="float">
            <text:p>157,5798</text:p>
          </table:table-cell>
          <table:table-cell office:value-type="float" office:value="116.9624" calcext:value-type="float">
            <text:p>116,9624</text:p>
          </table:table-cell>
          <table:table-cell office:value-type="float" office:value="53.2004" calcext:value-type="float">
            <text:p>53,20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191.0076" calcext:value-type="float">
            <text:p>191,0076</text:p>
          </table:table-cell>
          <table:table-cell office:value-type="float" office:value="116.4022" calcext:value-type="float">
            <text:p>116,4022</text:p>
          </table:table-cell>
          <table:table-cell office:value-type="float" office:value="60.0266" calcext:value-type="float">
            <text:p>60,026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219.5128" calcext:value-type="float">
            <text:p>219,5128</text:p>
          </table:table-cell>
          <table:table-cell office:value-type="float" office:value="116.4918" calcext:value-type="float">
            <text:p>116,4918</text:p>
          </table:table-cell>
          <table:table-cell office:value-type="float" office:value="65.7254" calcext:value-type="float">
            <text:p>65,725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155.7848" calcext:value-type="float">
            <text:p>155,7848</text:p>
          </table:table-cell>
          <table:table-cell office:value-type="float" office:value="125.2226" calcext:value-type="float">
            <text:p>125,2226</text:p>
          </table:table-cell>
          <table:table-cell office:value-type="float" office:value="72.3256" calcext:value-type="float">
            <text:p>72,325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154.423" calcext:value-type="float">
            <text:p>154,423</text:p>
          </table:table-cell>
          <table:table-cell office:value-type="float" office:value="131.6804" calcext:value-type="float">
            <text:p>131,6804</text:p>
          </table:table-cell>
          <table:table-cell office:value-type="float" office:value="77.4936" calcext:value-type="float">
            <text:p>77,49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151.35" calcext:value-type="float">
            <text:p>151,35</text:p>
          </table:table-cell>
          <table:table-cell office:value-type="float" office:value="131.9494" calcext:value-type="float">
            <text:p>131,9494</text:p>
          </table:table-cell>
          <table:table-cell office:value-type="float" office:value="80.2736" calcext:value-type="float">
            <text:p>80,273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171.487" calcext:value-type="float">
            <text:p>171,487</text:p>
          </table:table-cell>
          <table:table-cell office:value-type="float" office:value="133.012" calcext:value-type="float">
            <text:p>133,012</text:p>
          </table:table-cell>
          <table:table-cell office:value-type="float" office:value="79.8832" calcext:value-type="float">
            <text:p>79,8832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/1000000" office:value-type="float" office:value="0.11935" calcext:value-type="float">
            <text:p>0,11935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55354508093779" calcext:value-type="float">
            <text:p>0,8553545081</text:p>
          </table:table-cell>
          <table:table-cell office:value-type="float" office:value="0.83823218575824" calcext:value-type="float">
            <text:p>0,83823218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238700/1000000" office:value-type="float" office:value="0.2387" calcext:value-type="float">
            <text:p>0,2387</text:p>
          </table:table-cell>
          <table:table-cell office:value-type="float" office:value="0.991630608047146" calcext:value-type="float">
            <text:p>0,991630608</text:p>
          </table:table-cell>
          <table:table-cell office:value-type="float" office:value="0.865007326594034" calcext:value-type="float">
            <text:p>0,8650073266</text:p>
          </table:table-cell>
          <table:table-cell office:value-type="float" office:value="0.850940049484467" calcext:value-type="float">
            <text:p>0,850940049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358050/1000000" office:value-type="float" office:value="0.35805" calcext:value-type="float">
            <text:p>0,35805</text:p>
          </table:table-cell>
          <table:table-cell office:value-type="float" office:value="0.990285183808383" calcext:value-type="float">
            <text:p>0,9902851838</text:p>
          </table:table-cell>
          <table:table-cell office:value-type="float" office:value="0.863851814443595" calcext:value-type="float">
            <text:p>0,8638518144</text:p>
          </table:table-cell>
          <table:table-cell office:value-type="float" office:value="0.8498809391851" calcext:value-type="float">
            <text:p>0,8498809392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477400/1000000" office:value-type="float" office:value="0.4774" calcext:value-type="float">
            <text:p>0,4774</text:p>
          </table:table-cell>
          <table:table-cell office:value-type="float" office:value="0.987046480757736" calcext:value-type="float">
            <text:p>0,9870464808</text:p>
          </table:table-cell>
          <table:table-cell office:value-type="float" office:value="0.868657066226214" calcext:value-type="float">
            <text:p>0,8686570662</text:p>
          </table:table-cell>
          <table:table-cell office:value-type="float" office:value="0.853383057096068" calcext:value-type="float">
            <text:p>0,853383057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596750/1000000" office:value-type="float" office:value="0.59675" calcext:value-type="float">
            <text:p>0,59675</text:p>
          </table:table-cell>
          <table:table-cell office:value-type="float" office:value="0.987046488299513" calcext:value-type="float">
            <text:p>0,9870464883</text:p>
          </table:table-cell>
          <table:table-cell office:value-type="float" office:value="0.877367734761418" calcext:value-type="float">
            <text:p>0,8773677348</text:p>
          </table:table-cell>
          <table:table-cell office:value-type="float" office:value="0.857442047821124" calcext:value-type="float">
            <text:p>0,85744204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716100/1000000" office:value-type="float" office:value="0.7161" calcext:value-type="float">
            <text:p>0,7161</text:p>
          </table:table-cell>
          <table:table-cell office:value-type="float" office:value="0.987046487046151" calcext:value-type="float">
            <text:p>0,987046487</text:p>
          </table:table-cell>
          <table:table-cell office:value-type="float" office:value="0.882845080182677" calcext:value-type="float">
            <text:p>0,8828450802</text:p>
          </table:table-cell>
          <table:table-cell office:value-type="float" office:value="0.860181870391918" calcext:value-type="float">
            <text:p>0,860181870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835450/1000000" office:value-type="float" office:value="0.83545" calcext:value-type="float">
            <text:p>0,83545</text:p>
          </table:table-cell>
          <table:table-cell office:value-type="float" office:value="0.98704648614935" calcext:value-type="float">
            <text:p>0,9870464861</text:p>
          </table:table-cell>
          <table:table-cell office:value-type="float" office:value="0.885815820634401" calcext:value-type="float">
            <text:p>0,8858158206</text:p>
          </table:table-cell>
          <table:table-cell office:value-type="float" office:value="0.85900965111175" calcext:value-type="float">
            <text:p>0,859009651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954800/1000000" office:value-type="float" office:value="0.9548" calcext:value-type="float">
            <text:p>0,9548</text:p>
          </table:table-cell>
          <table:table-cell office:value-type="float" office:value="0.987046485468645" calcext:value-type="float">
            <text:p>0,9870464855</text:p>
          </table:table-cell>
          <table:table-cell office:value-type="float" office:value="0.890507539358055" calcext:value-type="float">
            <text:p>0,8905075394</text:p>
          </table:table-cell>
          <table:table-cell office:value-type="float" office:value="0.86178596409213" calcext:value-type="float">
            <text:p>0,861785964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074150/1000000" office:value-type="float" office:value="1.07415" calcext:value-type="float">
            <text:p>1,07415</text:p>
          </table:table-cell>
          <table:table-cell office:value-type="float" office:value="0.987046484950013" calcext:value-type="float">
            <text:p>0,987046485</text:p>
          </table:table-cell>
          <table:table-cell office:value-type="float" office:value="0.895913159435056" calcext:value-type="float">
            <text:p>0,8959131594</text:p>
          </table:table-cell>
          <table:table-cell office:value-type="float" office:value="0.866886573686337" calcext:value-type="float">
            <text:p>0,866886573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table:formula="of:=1193504/1000000" office:value-type="float" office:value="1.193504" calcext:value-type="float">
            <text:p>1,193504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900285626933691" calcext:value-type="float">
            <text:p>0,9002856269</text:p>
          </table:table-cell>
          <table:table-cell office:value-type="float" office:value="0.871163986282587" calcext:value-type="float">
            <text:p>0,871163986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office:value-type="float" office:value="0.1256" calcext:value-type="float">
            <text:p>0,1256</text:p>
          </table:table-cell>
          <table:table-cell office:value-type="float" office:value="0.115" calcext:value-type="float">
            <text:p>0,115</text:p>
          </table:table-cell>
          <table:table-cell office:value-type="float" office:value="0.2778" calcext:value-type="float">
            <text:p>0,277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9.2244" calcext:value-type="float">
            <text:p>9,2244</text:p>
          </table:table-cell>
          <table:table-cell office:value-type="float" office:value="0.3572" calcext:value-type="float">
            <text:p>0,3572</text:p>
          </table:table-cell>
          <table:table-cell office:value-type="float" office:value="0.1148" calcext:value-type="float">
            <text:p>0,114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10.6846" calcext:value-type="float">
            <text:p>10,6846</text:p>
          </table:table-cell>
          <table:table-cell office:value-type="float" office:value="0.4704" calcext:value-type="float">
            <text:p>0,470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0.7646" calcext:value-type="float">
            <text:p>0,7646</text:p>
          </table:table-cell>
          <table:table-cell office:value-type="float" office:value="1.3694" calcext:value-type="float">
            <text:p>1,3694</text:p>
          </table:table-cell>
          <table:table-cell office:value-type="float" office:value="0.4926" calcext:value-type="float">
            <text:p>0,4926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0.703" calcext:value-type="float">
            <text:p>0,703</text:p>
          </table:table-cell>
          <table:table-cell office:value-type="float" office:value="2.9604" calcext:value-type="float">
            <text:p>2,9604</text:p>
          </table:table-cell>
          <table:table-cell office:value-type="float" office:value="1.1314" calcext:value-type="float">
            <text:p>1,131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.137" calcext:value-type="float">
            <text:p>1,137</text:p>
          </table:table-cell>
          <table:table-cell office:value-type="float" office:value="11.9458" calcext:value-type="float">
            <text:p>11,9458</text:p>
          </table:table-cell>
          <table:table-cell office:value-type="float" office:value="4.9658" calcext:value-type="float">
            <text:p>4,9658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171.5238" calcext:value-type="float">
            <text:p>171,5238</text:p>
          </table:table-cell>
          <table:table-cell office:value-type="float" office:value="134.014" calcext:value-type="float">
            <text:p>134,014</text:p>
          </table:table-cell>
          <table:table-cell office:value-type="float" office:value="80.1064" calcext:value-type="float">
            <text:p>80,1064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4" calcext:value-type="float">
            <text:p>4</text:p>
          </table:table-cell>
          <table:table-cell office:value-type="float" office:value="0.9997209897" calcext:value-type="float">
            <text:p>0,9997209897</text:p>
          </table:table-cell>
          <table:table-cell office:value-type="float" office:value="0.9994863864" calcext:value-type="float">
            <text:p>0,9994863864</text:p>
          </table:table-cell>
          <table:table-cell office:value-type="float" office:value="0.9989727727" calcext:value-type="float">
            <text:p>0,998972772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5" calcext:value-type="float">
            <text:p>5</text:p>
          </table:table-cell>
          <table:table-cell office:value-type="float" office:value="0.992894489404367" calcext:value-type="float">
            <text:p>0,9928944894</text:p>
          </table:table-cell>
          <table:table-cell office:value-type="float" office:value="0.984076943316808" calcext:value-type="float">
            <text:p>0,9840769433</text:p>
          </table:table-cell>
          <table:table-cell office:value-type="float" office:value="0.981075897386986" calcext:value-type="float">
            <text:p>0,981075897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77663277377328" calcext:value-type="float">
            <text:p>0,9776632774</text:p>
          </table:table-cell>
          <table:table-cell office:value-type="float" office:value="0.970882308462876" calcext:value-type="float">
            <text:p>0,9708823085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74076398315531" calcext:value-type="float">
            <text:p>0,9740763983</text:p>
          </table:table-cell>
          <table:table-cell office:value-type="float" office:value="0.966631709350267" calcext:value-type="float">
            <text:p>0,9666317094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55411307188129" calcext:value-type="float">
            <text:p>0,9554113072</text:p>
          </table:table-cell>
          <table:table-cell office:value-type="float" office:value="0.942421219661496" calcext:value-type="float">
            <text:p>0,9424212197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float" office:value="9" calcext:value-type="float">
            <text:p>9</text:p>
          </table:table-cell>
          <table:table-cell office:value-type="float" office:value="0.987046484528624" calcext:value-type="float">
            <text:p>0,9870464845</text:p>
          </table:table-cell>
          <table:table-cell office:value-type="float" office:value="0.900285626933691" calcext:value-type="float">
            <text:p>0,9002856269</text:p>
          </table:table-cell>
          <table:table-cell office:value-type="float" office:value="0.871163986282587" calcext:value-type="float">
            <text:p>0,8711639863</text:p>
          </table:table-cell>
        </table:table-row>
      </table:table>
      <table:table table:name="Fars" table:style-name="ta1">
        <table:shapes>
          <draw:frame draw:z-index="0" draw:style-name="gr1" draw:text-style-name="P1" svg:width="157.5mm" svg:height="83.51mm" svg:x="135.47mm" svg:y="9.04mm">
            <draw:object draw:notify-on-update-of-ranges="Fars.B2:Fars.B11 Fars.C1:Fars.C1 Fars.C2:Fars.C11 Fars.B2:Fars.B11 Fars.D1:Fars.D1 Fars.D2:Fars.D11 Fars.B2:Fars.B11 Fars.E1:Fars.E1 Fars.E2:Fars.E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6.65mm" svg:height="83.49mm" svg:x="292.41mm" svg:y="8.78mm">
            <draw:object draw:notify-on-update-of-ranges="Fars.B14:Fars.B23 Fars.C13:Fars.C13 Fars.C14:Fars.C23 Fars.B14:Fars.B23 Fars.D13:Fars.D13 Fars.D14:Fars.D23 Fars.B14:Fars.B23 Fars.E13:Fars.E13 Fars.E14:Fars.E2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57.2mm" svg:height="75.17mm" svg:x="135.19mm" svg:y="108.64mm">
            <draw:object draw:notify-on-update-of-ranges="Fars.B26:Fars.B32 Fars.C25:Fars.C25 Fars.C26:Fars.C32 Fars.B26:Fars.B32 Fars.D25:Fars.D25 Fars.D26:Fars.D32 Fars.B26:Fars.B32 Fars.E25:Fars.E25 Fars.E26:Fars.E3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57.2mm" svg:height="75.17mm" svg:x="293.24mm" svg:y="108.38mm">
            <draw:object draw:notify-on-update-of-ranges="Fars.B35:Fars.B41 Fars.C34:Fars.C34 Fars.C35:Fars.C41 Fars.B35:Fars.B41 Fars.D34:Fars.D34 Fars.D35:Fars.D41 Fars.B35:Fars.B41 Fars.E34:Fars.E34 Fars.E35:Fars.E4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/1000" office:value-type="float" office:value="10.093" calcext:value-type="float">
            <text:p>10,093</text:p>
          </table:table-cell>
          <table:table-cell office:value-type="float" office:value="358.3382" calcext:value-type="float">
            <text:p>358,3382</text:p>
          </table:table-cell>
          <table:table-cell office:value-type="float" office:value="1.4378" calcext:value-type="float">
            <text:p>1,4378</text:p>
          </table:table-cell>
          <table:table-cell office:value-type="float" office:value="0.9012" calcext:value-type="float">
            <text:p>0,901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20186/1000" office:value-type="float" office:value="20.186" calcext:value-type="float">
            <text:p>20,186</text:p>
          </table:table-cell>
          <table:table-cell office:value-type="float" office:value="701.2616" calcext:value-type="float">
            <text:p>701,2616</text:p>
          </table:table-cell>
          <table:table-cell office:value-type="float" office:value="1.8428" calcext:value-type="float">
            <text:p>1,8428</text:p>
          </table:table-cell>
          <table:table-cell office:value-type="float" office:value="1.1416" calcext:value-type="float">
            <text:p>1,14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30279/1000" office:value-type="float" office:value="30.279" calcext:value-type="float">
            <text:p>30,279</text:p>
          </table:table-cell>
          <table:table-cell office:value-type="float" office:value="1319.0154" calcext:value-type="float">
            <text:p>1319,0154</text:p>
          </table:table-cell>
          <table:table-cell office:value-type="float" office:value="2.9352" calcext:value-type="float">
            <text:p>2,9352</text:p>
          </table:table-cell>
          <table:table-cell office:value-type="float" office:value="1.8432" calcext:value-type="float">
            <text:p>1,843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40372/1000" office:value-type="float" office:value="40.372" calcext:value-type="float">
            <text:p>40,372</text:p>
          </table:table-cell>
          <table:table-cell office:value-type="float" office:value="1113.3748" calcext:value-type="float">
            <text:p>1113,3748</text:p>
          </table:table-cell>
          <table:table-cell office:value-type="float" office:value="3.4872" calcext:value-type="float">
            <text:p>3,4872</text:p>
          </table:table-cell>
          <table:table-cell office:value-type="float" office:value="2.0552" calcext:value-type="float">
            <text:p>2,055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50465/1000" office:value-type="float" office:value="50.465" calcext:value-type="float">
            <text:p>50,465</text:p>
          </table:table-cell>
          <table:table-cell office:value-type="float" office:value="1175.5906" calcext:value-type="float">
            <text:p>1175,5906</text:p>
          </table:table-cell>
          <table:table-cell office:value-type="float" office:value="4.6782" calcext:value-type="float">
            <text:p>4,6782</text:p>
          </table:table-cell>
          <table:table-cell office:value-type="float" office:value="2.8186" calcext:value-type="float">
            <text:p>2,818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60558/1000" office:value-type="float" office:value="60.558" calcext:value-type="float">
            <text:p>60,558</text:p>
          </table:table-cell>
          <table:table-cell office:value-type="float" office:value="965.6018" calcext:value-type="float">
            <text:p>965,6018</text:p>
          </table:table-cell>
          <table:table-cell office:value-type="float" office:value="5.9432" calcext:value-type="float">
            <text:p>5,9432</text:p>
          </table:table-cell>
          <table:table-cell office:value-type="float" office:value="3.7146" calcext:value-type="float">
            <text:p>3,714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70651/1000" office:value-type="float" office:value="70.651" calcext:value-type="float">
            <text:p>70,651</text:p>
          </table:table-cell>
          <table:table-cell office:value-type="float" office:value="1310.1578" calcext:value-type="float">
            <text:p>1310,1578</text:p>
          </table:table-cell>
          <table:table-cell office:value-type="float" office:value="6.6798" calcext:value-type="float">
            <text:p>6,6798</text:p>
          </table:table-cell>
          <table:table-cell office:value-type="float" office:value="4.3126" calcext:value-type="float">
            <text:p>4,312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80744/1000" office:value-type="float" office:value="80.744" calcext:value-type="float">
            <text:p>80,744</text:p>
          </table:table-cell>
          <table:table-cell office:value-type="float" office:value="1469.6062" calcext:value-type="float">
            <text:p>1469,6062</text:p>
          </table:table-cell>
          <table:table-cell office:value-type="float" office:value="7.8554" calcext:value-type="float">
            <text:p>7,8554</text:p>
          </table:table-cell>
          <table:table-cell office:value-type="float" office:value="5.091" calcext:value-type="float">
            <text:p>5,091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90837/1000" office:value-type="float" office:value="90.837" calcext:value-type="float">
            <text:p>90,837</text:p>
          </table:table-cell>
          <table:table-cell office:value-type="float" office:value="1503.267" calcext:value-type="float">
            <text:p>1503,267</text:p>
          </table:table-cell>
          <table:table-cell office:value-type="float" office:value="8.6994" calcext:value-type="float">
            <text:p>8,6994</text:p>
          </table:table-cell>
          <table:table-cell office:value-type="float" office:value="5.5016" calcext:value-type="float">
            <text:p>5,50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7/1000" office:value-type="float" office:value="100.937" calcext:value-type="float">
            <text:p>100,937</text:p>
          </table:table-cell>
          <table:table-cell office:value-type="float" office:value="1310.4286" calcext:value-type="float">
            <text:p>1310,4286</text:p>
          </table:table-cell>
          <table:table-cell office:value-type="float" office:value="9.6618" calcext:value-type="float">
            <text:p>9,6618</text:p>
          </table:table-cell>
          <table:table-cell office:value-type="float" office:value="6.3372" calcext:value-type="float">
            <text:p>6,33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/1000" office:value-type="float" office:value="10.093" calcext:value-type="float">
            <text:p>10,093</text:p>
          </table:table-cell>
          <table:table-cell office:value-type="float" office:value="0.948264823580425" calcext:value-type="float">
            <text:p>0,9482648236</text:p>
          </table:table-cell>
          <table:table-cell office:value-type="float" office:value="0.841250715928785" calcext:value-type="float">
            <text:p>0,8412507159</text:p>
          </table:table-cell>
          <table:table-cell office:value-type="float" office:value="0.815360041966276" calcext:value-type="float">
            <text:p>0,81536004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20186/1000" office:value-type="float" office:value="20.186" calcext:value-type="float">
            <text:p>20,186</text:p>
          </table:table-cell>
          <table:table-cell office:value-type="float" office:value="0.948628612861031" calcext:value-type="float">
            <text:p>0,9486286129</text:p>
          </table:table-cell>
          <table:table-cell office:value-type="float" office:value="0.858170904764862" calcext:value-type="float">
            <text:p>0,8581709048</text:p>
          </table:table-cell>
          <table:table-cell office:value-type="float" office:value="0.83686710151682" calcext:value-type="float">
            <text:p>0,836867101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30279/1000" office:value-type="float" office:value="30.279" calcext:value-type="float">
            <text:p>30,279</text:p>
          </table:table-cell>
          <table:table-cell office:value-type="float" office:value="0.948520088888473" calcext:value-type="float">
            <text:p>0,9485200889</text:p>
          </table:table-cell>
          <table:table-cell office:value-type="float" office:value="0.853816538901439" calcext:value-type="float">
            <text:p>0,8538165389</text:p>
          </table:table-cell>
          <table:table-cell office:value-type="float" office:value="0.827772481635273" calcext:value-type="float">
            <text:p>0,82777248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40372/1000" office:value-type="float" office:value="40.372" calcext:value-type="float">
            <text:p>40,372</text:p>
          </table:table-cell>
          <table:table-cell office:value-type="float" office:value="0.930529083616903" calcext:value-type="float">
            <text:p>0,9305290836</text:p>
          </table:table-cell>
          <table:table-cell office:value-type="float" office:value="0.861563219484492" calcext:value-type="float">
            <text:p>0,8615632195</text:p>
          </table:table-cell>
          <table:table-cell office:value-type="float" office:value="0.840675142834869" calcext:value-type="float">
            <text:p>0,840675142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50465/1000" office:value-type="float" office:value="50.465" calcext:value-type="float">
            <text:p>50,465</text:p>
          </table:table-cell>
          <table:table-cell office:value-type="float" office:value="0.930556155348604" calcext:value-type="float">
            <text:p>0,9305561553</text:p>
          </table:table-cell>
          <table:table-cell office:value-type="float" office:value="0.862111026210128" calcext:value-type="float">
            <text:p>0,8621110262</text:p>
          </table:table-cell>
          <table:table-cell office:value-type="float" office:value="0.841651127459656" calcext:value-type="float">
            <text:p>0,841651127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60558/1000" office:value-type="float" office:value="60.558" calcext:value-type="float">
            <text:p>60,558</text:p>
          </table:table-cell>
          <table:table-cell office:value-type="float" office:value="0.942376937501984" calcext:value-type="float">
            <text:p>0,9423769375</text:p>
          </table:table-cell>
          <table:table-cell office:value-type="float" office:value="0.86185047213425" calcext:value-type="float">
            <text:p>0,8618504721</text:p>
          </table:table-cell>
          <table:table-cell office:value-type="float" office:value="0.839971112711296" calcext:value-type="float">
            <text:p>0,8399711127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70651/1000" office:value-type="float" office:value="70.651" calcext:value-type="float">
            <text:p>70,651</text:p>
          </table:table-cell>
          <table:table-cell office:value-type="float" office:value="0.930593221234831" calcext:value-type="float">
            <text:p>0,9305932212</text:p>
          </table:table-cell>
          <table:table-cell office:value-type="float" office:value="0.864572001131548" calcext:value-type="float">
            <text:p>0,8645720011</text:p>
          </table:table-cell>
          <table:table-cell office:value-type="float" office:value="0.842700131501437" calcext:value-type="float">
            <text:p>0,842700131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80744/1000" office:value-type="float" office:value="80.744" calcext:value-type="float">
            <text:p>80,744</text:p>
          </table:table-cell>
          <table:table-cell office:value-type="float" office:value="0.929161914069172" calcext:value-type="float">
            <text:p>0,9291619141</text:p>
          </table:table-cell>
          <table:table-cell office:value-type="float" office:value="0.865144826747578" calcext:value-type="float">
            <text:p>0,8651448267</text:p>
          </table:table-cell>
          <table:table-cell office:value-type="float" office:value="0.842913641643371" calcext:value-type="float">
            <text:p>0,842913641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90837/1000" office:value-type="float" office:value="90.837" calcext:value-type="float">
            <text:p>90,837</text:p>
          </table:table-cell>
          <table:table-cell office:value-type="float" office:value="0.929126814781711" calcext:value-type="float">
            <text:p>0,9291268148</text:p>
          </table:table-cell>
          <table:table-cell office:value-type="float" office:value="0.867477912401112" calcext:value-type="float">
            <text:p>0,8674779124</text:p>
          </table:table-cell>
          <table:table-cell office:value-type="float" office:value="0.846927369566873" calcext:value-type="float">
            <text:p>0,846927369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table:formula="of:=100937/1000" office:value-type="float" office:value="100.937" calcext:value-type="float">
            <text:p>100,937</text:p>
          </table:table-cell>
          <table:table-cell office:value-type="float" office:value="0.930971851578506" calcext:value-type="float">
            <text:p>0,9309718516</text:p>
          </table:table-cell>
          <table:table-cell office:value-type="float" office:value="0.868051424534996" calcext:value-type="float">
            <text:p>0,8680514245</text:p>
          </table:table-cell>
          <table:table-cell office:value-type="float" office:value="0.847146219709419" calcext:value-type="float">
            <text:p>0,84714621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3" calcext:value-type="float">
            <text:p>3</text:p>
          </table:table-cell>
          <table:table-cell table:formula="of:=12928.8/1000" office:value-type="float" office:value="12.9288" calcext:value-type="float">
            <text:p>12,9288</text:p>
          </table:table-cell>
          <table:table-cell table:formula="of:=19.8/1000" office:value-type="float" office:value="0.0198" calcext:value-type="float">
            <text:p>0,0198</text:p>
          </table:table-cell>
          <table:table-cell table:formula="of:=16.4/1000" office:value-type="float" office:value="0.0164" calcext:value-type="float">
            <text:p>0,016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4" calcext:value-type="float">
            <text:p>4</text:p>
          </table:table-cell>
          <table:table-cell table:formula="of:=65748.2/1000" office:value-type="float" office:value="65.7482" calcext:value-type="float">
            <text:p>65,7482</text:p>
          </table:table-cell>
          <table:table-cell table:formula="of:=84.4/1000" office:value-type="float" office:value="0.0844" calcext:value-type="float">
            <text:p>0,0844</text:p>
          </table:table-cell>
          <table:table-cell table:formula="of:=82/1000" office:value-type="float" office:value="0.082" calcext:value-type="float">
            <text:p>0,082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5" calcext:value-type="float">
            <text:p>5</text:p>
          </table:table-cell>
          <table:table-cell table:formula="of:=112637.2/1000" office:value-type="float" office:value="112.6372" calcext:value-type="float">
            <text:p>112,6372</text:p>
          </table:table-cell>
          <table:table-cell table:formula="of:=160.4/1000" office:value-type="float" office:value="0.1604" calcext:value-type="float">
            <text:p>0,1604</text:p>
          </table:table-cell>
          <table:table-cell table:formula="of:=85.6/1000" office:value-type="float" office:value="0.0856" calcext:value-type="float">
            <text:p>0,085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6" calcext:value-type="float">
            <text:p>6</text:p>
          </table:table-cell>
          <table:table-cell table:formula="of:=126346.2/1000" office:value-type="float" office:value="126.3462" calcext:value-type="float">
            <text:p>126,3462</text:p>
          </table:table-cell>
          <table:table-cell table:formula="of:=346.4/1000" office:value-type="float" office:value="0.3464" calcext:value-type="float">
            <text:p>0,3464</text:p>
          </table:table-cell>
          <table:table-cell table:formula="of:=203.8/1000" office:value-type="float" office:value="0.2038" calcext:value-type="float">
            <text:p>0,203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7" calcext:value-type="float">
            <text:p>7</text:p>
          </table:table-cell>
          <table:table-cell table:formula="of:=1443972.4/1000" office:value-type="float" office:value="1443.9724" calcext:value-type="float">
            <text:p>1443,9724</text:p>
          </table:table-cell>
          <table:table-cell table:formula="of:=3969.2/1000" office:value-type="float" office:value="3.9692" calcext:value-type="float">
            <text:p>3,9692</text:p>
          </table:table-cell>
          <table:table-cell table:formula="of:=2431/1000" office:value-type="float" office:value="2.431" calcext:value-type="float">
            <text:p>2,431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8" calcext:value-type="float">
            <text:p>8</text:p>
          </table:table-cell>
          <table:table-cell table:formula="of:=1310284/1000" office:value-type="float" office:value="1310.284" calcext:value-type="float">
            <text:p>1310,284</text:p>
          </table:table-cell>
          <table:table-cell table:formula="of:=9555.2/1000" office:value-type="float" office:value="9.5552" calcext:value-type="float">
            <text:p>9,5552</text:p>
          </table:table-cell>
          <table:table-cell table:formula="of:=6182.2/1000" office:value-type="float" office:value="6.1822" calcext:value-type="float">
            <text:p>6,1822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3" calcext:value-type="float">
            <text:p>3</text:p>
          </table:table-cell>
          <table:table-cell office:value-type="float" office:value="0.9830587397" calcext:value-type="float">
            <text:p>0,9830587397</text:p>
          </table:table-cell>
          <table:table-cell office:value-type="float" office:value="0.975874428124098" calcext:value-type="float">
            <text:p>0,9758744281</text:p>
          </table:table-cell>
          <table:table-cell office:value-type="float" office:value="0.970799252811823" calcext:value-type="float">
            <text:p>0,9707992528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4" calcext:value-type="float">
            <text:p>4</text:p>
          </table:table-cell>
          <table:table-cell office:value-type="float" office:value="0.940830024689443" calcext:value-type="float">
            <text:p>0,9408300247</text:p>
          </table:table-cell>
          <table:table-cell office:value-type="float" office:value="0.917387480016831" calcext:value-type="float">
            <text:p>0,91738748</text:p>
          </table:table-cell>
          <table:table-cell office:value-type="float" office:value="0.899615205617438" calcext:value-type="float">
            <text:p>0,8996152056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5" calcext:value-type="float">
            <text:p>5</text:p>
          </table:table-cell>
          <table:table-cell office:value-type="float" office:value="0.9269687876034" calcext:value-type="float">
            <text:p>0,9269687876</text:p>
          </table:table-cell>
          <table:table-cell office:value-type="float" office:value="0.915171064149591" calcext:value-type="float">
            <text:p>0,9151710641</text:p>
          </table:table-cell>
          <table:table-cell office:value-type="float" office:value="0.897390266425983" calcext:value-type="float">
            <text:p>0,897390266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6" calcext:value-type="float">
            <text:p>6</text:p>
          </table:table-cell>
          <table:table-cell office:value-type="float" office:value="0.948836651118517" calcext:value-type="float">
            <text:p>0,9488366511</text:p>
          </table:table-cell>
          <table:table-cell office:value-type="float" office:value="0.905033429708139" calcext:value-type="float">
            <text:p>0,9050334297</text:p>
          </table:table-cell>
          <table:table-cell office:value-type="float" office:value="0.889316625021403" calcext:value-type="float">
            <text:p>0,889316625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7" calcext:value-type="float">
            <text:p>7</text:p>
          </table:table-cell>
          <table:table-cell office:value-type="float" office:value="0.905584584193675" calcext:value-type="float">
            <text:p>0,9055845842</text:p>
          </table:table-cell>
          <table:table-cell office:value-type="float" office:value="0.855096999330947" calcext:value-type="float">
            <text:p>0,8550969993</text:p>
          </table:table-cell>
          <table:table-cell office:value-type="float" office:value="0.834959555444822" calcext:value-type="float">
            <text:p>0,8349595554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float" office:value="8" calcext:value-type="float">
            <text:p>8</text:p>
          </table:table-cell>
          <table:table-cell office:value-type="float" office:value="0.930971851578506" calcext:value-type="float">
            <text:p>0,9309718516</text:p>
          </table:table-cell>
          <table:table-cell office:value-type="float" office:value="0.868051424534996" calcext:value-type="float">
            <text:p>0,8680514245</text:p>
          </table:table-cell>
          <table:table-cell office:value-type="float" office:value="0.847146219709419" calcext:value-type="float">
            <text:p>0,8471462197</text:p>
          </table:table-cell>
        </table:table-row>
        <table:table-row table:style-name="ro1">
          <table:table-cell table:style-name="ce1"/>
          <table:table-cell table:number-columns-repeated="4"/>
        </table:table-row>
      </table:table>
      <table:table table:name="Atus" table:style-name="ta1">
        <table:shapes>
          <draw:frame draw:z-index="0" draw:style-name="gr1" draw:text-style-name="P1" svg:width="157.5mm" svg:height="83.51mm" svg:x="135.81mm" svg:y="9.74mm">
            <draw:object draw:notify-on-update-of-ranges="Atus.B2:Atus.B11 Atus.C1:Atus.C1 Atus.C2:Atus.C11 Atus.B2:Atus.B11 Atus.D1:Atus.D1 Atus.D2:Atus.D11 Atus.B2:Atus.B11 Atus.E1:Atus.E1 Atus.E2:Atus.E1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6.65mm" svg:height="83.49mm" svg:x="295.6mm" svg:y="10.09mm">
            <draw:object draw:notify-on-update-of-ranges="Atus.B14:Atus.B23 Atus.C13:Atus.C13 Atus.C14:Atus.C23 Atus.B14:Atus.B23 Atus.D13:Atus.D13 Atus.D14:Atus.D23 Atus.B14:Atus.B23 Atus.E13:Atus.E13 Atus.E14:Atus.E2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7.2mm" svg:height="75.17mm" svg:x="135.47mm" svg:y="104.91mm">
            <draw:object draw:notify-on-update-of-ranges="Atus.B26:Atus.B32 Atus.C25:Atus.C25 Atus.C26:Atus.C32 Atus.B26:Atus.B32 Atus.D25:Atus.D25 Atus.D26:Atus.D32 Atus.B26:Atus.B32 Atus.E25:Atus.E25 Atus.E26:Atus.E3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7.2mm" svg:height="75.17mm" svg:x="294.56mm" svg:y="103.86mm">
            <draw:object draw:notify-on-update-of-ranges="Atus.B35:Atus.B41 Atus.C34:Atus.C34 Atus.C35:Atus.C41 Atus.B35:Atus.B41 Atus.D34:Atus.D34 Atus.D35:Atus.D41 Atus.B35:Atus.B41 Atus.E34:Atus.E34 Atus.E35:Atus.E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.925" calcext:value-type="float">
            <text:p>53,925</text:p>
          </table:table-cell>
          <table:table-cell office:value-type="float" office:value="64.1518" calcext:value-type="float">
            <text:p>64,1518</text:p>
          </table:table-cell>
          <table:table-cell office:value-type="float" office:value="9.17" calcext:value-type="float">
            <text:p>9,17</text:p>
          </table:table-cell>
          <table:table-cell office:value-type="float" office:value="5.9192" calcext:value-type="float">
            <text:p>5,919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07.85" calcext:value-type="float">
            <text:p>107,85</text:p>
          </table:table-cell>
          <table:table-cell office:value-type="float" office:value="1826.4394" calcext:value-type="float">
            <text:p>1826,4394</text:p>
          </table:table-cell>
          <table:table-cell office:value-type="float" office:value="6.2998" calcext:value-type="float">
            <text:p>6,2998</text:p>
          </table:table-cell>
          <table:table-cell office:value-type="float" office:value="4.5904" calcext:value-type="float">
            <text:p>4,590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61.775" calcext:value-type="float">
            <text:p>161,775</text:p>
          </table:table-cell>
          <table:table-cell office:value-type="float" office:value="1607.3486" calcext:value-type="float">
            <text:p>1607,3486</text:p>
          </table:table-cell>
          <table:table-cell office:value-type="float" office:value="7.327" calcext:value-type="float">
            <text:p>7,327</text:p>
          </table:table-cell>
          <table:table-cell office:value-type="float" office:value="5.4556" calcext:value-type="float">
            <text:p>5,455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15.7" calcext:value-type="float">
            <text:p>215,7</text:p>
          </table:table-cell>
          <table:table-cell office:value-type="float" office:value="1935.471" calcext:value-type="float">
            <text:p>1935,471</text:p>
          </table:table-cell>
          <table:table-cell office:value-type="float" office:value="7.461" calcext:value-type="float">
            <text:p>7,461</text:p>
          </table:table-cell>
          <table:table-cell office:value-type="float" office:value="5.6804" calcext:value-type="float">
            <text:p>5,680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69.625" calcext:value-type="float">
            <text:p>269,625</text:p>
          </table:table-cell>
          <table:table-cell office:value-type="float" office:value="1968.4092" calcext:value-type="float">
            <text:p>1968,4092</text:p>
          </table:table-cell>
          <table:table-cell office:value-type="float" office:value="6.8252" calcext:value-type="float">
            <text:p>6,8252</text:p>
          </table:table-cell>
          <table:table-cell office:value-type="float" office:value="5.7332" calcext:value-type="float">
            <text:p>5,733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23.55" calcext:value-type="float">
            <text:p>323,55</text:p>
          </table:table-cell>
          <table:table-cell office:value-type="float" office:value="1846.2368" calcext:value-type="float">
            <text:p>1846,2368</text:p>
          </table:table-cell>
          <table:table-cell office:value-type="float" office:value="6.494" calcext:value-type="float">
            <text:p>6,494</text:p>
          </table:table-cell>
          <table:table-cell office:value-type="float" office:value="5.4708" calcext:value-type="float">
            <text:p>5,470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77.475" calcext:value-type="float">
            <text:p>377,475</text:p>
          </table:table-cell>
          <table:table-cell office:value-type="float" office:value="1703.9632" calcext:value-type="float">
            <text:p>1703,9632</text:p>
          </table:table-cell>
          <table:table-cell office:value-type="float" office:value="6.5526" calcext:value-type="float">
            <text:p>6,5526</text:p>
          </table:table-cell>
          <table:table-cell office:value-type="float" office:value="5.4344" calcext:value-type="float">
            <text:p>5,434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31.4" calcext:value-type="float">
            <text:p>431,4</text:p>
          </table:table-cell>
          <table:table-cell office:value-type="float" office:value="1659.4014" calcext:value-type="float">
            <text:p>1659,4014</text:p>
          </table:table-cell>
          <table:table-cell office:value-type="float" office:value="6.9286" calcext:value-type="float">
            <text:p>6,9286</text:p>
          </table:table-cell>
          <table:table-cell office:value-type="float" office:value="5.5434" calcext:value-type="float">
            <text:p>5,543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85.325" calcext:value-type="float">
            <text:p>485,325</text:p>
          </table:table-cell>
          <table:table-cell office:value-type="float" office:value="1571.7426" calcext:value-type="float">
            <text:p>1571,7426</text:p>
          </table:table-cell>
          <table:table-cell office:value-type="float" office:value="7.0776" calcext:value-type="float">
            <text:p>7,0776</text:p>
          </table:table-cell>
          <table:table-cell office:value-type="float" office:value="5.301" calcext:value-type="float">
            <text:p>5,30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9.253" calcext:value-type="float">
            <text:p>539,253</text:p>
          </table:table-cell>
          <table:table-cell office:value-type="float" office:value="1466.4688" calcext:value-type="float">
            <text:p>1466,4688</text:p>
          </table:table-cell>
          <table:table-cell office:value-type="float" office:value="7.1078" calcext:value-type="float">
            <text:p>7,1078</text:p>
          </table:table-cell>
          <table:table-cell office:value-type="float" office:value="5.166" calcext:value-type="float">
            <text:p>5,1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.925" calcext:value-type="float">
            <text:p>53,925</text:p>
          </table:table-cell>
          <table:table-cell office:value-type="float" office:value="0.987353533617522" calcext:value-type="float">
            <text:p>0,9873535336</text:p>
          </table:table-cell>
          <table:table-cell office:value-type="float" office:value="0.846354504769726" calcext:value-type="float">
            <text:p>0,8463545048</text:p>
          </table:table-cell>
          <table:table-cell office:value-type="float" office:value="0.814341275136319" calcext:value-type="float">
            <text:p>0,814341275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07.85" calcext:value-type="float">
            <text:p>107,85</text:p>
          </table:table-cell>
          <table:table-cell office:value-type="float" office:value="0.966400039355433" calcext:value-type="float">
            <text:p>0,9664000394</text:p>
          </table:table-cell>
          <table:table-cell office:value-type="float" office:value="0.888304182137566" calcext:value-type="float">
            <text:p>0,8883041821</text:p>
          </table:table-cell>
          <table:table-cell office:value-type="float" office:value="0.862775816478132" calcext:value-type="float">
            <text:p>0,8627758165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161.775" calcext:value-type="float">
            <text:p>161,775</text:p>
          </table:table-cell>
          <table:table-cell office:value-type="float" office:value="0.976047484625986" calcext:value-type="float">
            <text:p>0,9760474846</text:p>
          </table:table-cell>
          <table:table-cell office:value-type="float" office:value="0.897809138888365" calcext:value-type="float">
            <text:p>0,8978091389</text:p>
          </table:table-cell>
          <table:table-cell office:value-type="float" office:value="0.872535582645649" calcext:value-type="float">
            <text:p>0,872535582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15.7" calcext:value-type="float">
            <text:p>215,7</text:p>
          </table:table-cell>
          <table:table-cell office:value-type="float" office:value="0.975219054526321" calcext:value-type="float">
            <text:p>0,9752190545</text:p>
          </table:table-cell>
          <table:table-cell office:value-type="float" office:value="0.905396146883538" calcext:value-type="float">
            <text:p>0,9053961469</text:p>
          </table:table-cell>
          <table:table-cell office:value-type="float" office:value="0.882155283379948" calcext:value-type="float">
            <text:p>0,882155283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269.625" calcext:value-type="float">
            <text:p>269,625</text:p>
          </table:table-cell>
          <table:table-cell office:value-type="float" office:value="0.975169494046079" calcext:value-type="float">
            <text:p>0,975169494</text:p>
          </table:table-cell>
          <table:table-cell office:value-type="float" office:value="0.912693442300479" calcext:value-type="float">
            <text:p>0,9126934423</text:p>
          </table:table-cell>
          <table:table-cell office:value-type="float" office:value="0.891672962909716" calcext:value-type="float">
            <text:p>0,8916729629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23.55" calcext:value-type="float">
            <text:p>323,55</text:p>
          </table:table-cell>
          <table:table-cell office:value-type="float" office:value="0.975155220759519" calcext:value-type="float">
            <text:p>0,9751552208</text:p>
          </table:table-cell>
          <table:table-cell office:value-type="float" office:value="0.917628125578642" calcext:value-type="float">
            <text:p>0,9176281256</text:p>
          </table:table-cell>
          <table:table-cell office:value-type="float" office:value="0.898542214360704" calcext:value-type="float">
            <text:p>0,898542214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77.475" calcext:value-type="float">
            <text:p>377,475</text:p>
          </table:table-cell>
          <table:table-cell office:value-type="float" office:value="0.975200410965818" calcext:value-type="float">
            <text:p>0,975200411</text:p>
          </table:table-cell>
          <table:table-cell office:value-type="float" office:value="0.920186558702532" calcext:value-type="float">
            <text:p>0,9201865587</text:p>
          </table:table-cell>
          <table:table-cell office:value-type="float" office:value="0.902047498197368" calcext:value-type="float">
            <text:p>0,902047498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31.4" calcext:value-type="float">
            <text:p>431,4</text:p>
          </table:table-cell>
          <table:table-cell office:value-type="float" office:value="0.975255543474754" calcext:value-type="float">
            <text:p>0,9752555435</text:p>
          </table:table-cell>
          <table:table-cell office:value-type="float" office:value="0.922325500247024" calcext:value-type="float">
            <text:p>0,9223255002</text:p>
          </table:table-cell>
          <table:table-cell office:value-type="float" office:value="0.905398139251963" calcext:value-type="float">
            <text:p>0,9053981393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85.325" calcext:value-type="float">
            <text:p>485,325</text:p>
          </table:table-cell>
          <table:table-cell office:value-type="float" office:value="0.975250356237824" calcext:value-type="float">
            <text:p>0,9752503562</text:p>
          </table:table-cell>
          <table:table-cell office:value-type="float" office:value="0.925279986963347" calcext:value-type="float">
            <text:p>0,925279987</text:p>
          </table:table-cell>
          <table:table-cell office:value-type="float" office:value="0.909907388724276" calcext:value-type="float">
            <text:p>0,9099073887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39.253" calcext:value-type="float">
            <text:p>539,253</text:p>
          </table:table-cell>
          <table:table-cell office:value-type="float" office:value="0.975244178887138" calcext:value-type="float">
            <text:p>0,9752441789</text:p>
          </table:table-cell>
          <table:table-cell office:value-type="float" office:value="0.927648445660288" calcext:value-type="float">
            <text:p>0,9276484457</text:p>
          </table:table-cell>
          <table:table-cell office:value-type="float" office:value="0.913058561395042" calcext:value-type="float">
            <text:p>0,91305856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-(0,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04" calcext:value-type="float">
            <text:p>0,0604</text:p>
          </table:table-cell>
          <table:table-cell office:value-type="float" office:value="0.0514" calcext:value-type="float">
            <text:p>0,051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" calcext:value-type="float">
            <text:p>4</text:p>
          </table:table-cell>
          <table:table-cell office:value-type="float" office:value="7.3852" calcext:value-type="float">
            <text:p>7,385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588" calcext:value-type="float">
            <text:p>0,058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" calcext:value-type="float">
            <text:p>5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48" calcext:value-type="float">
            <text:p>0,0848</text:p>
          </table:table-cell>
          <table:table-cell office:value-type="float" office:value="0.0648" calcext:value-type="float">
            <text:p>0,064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6" calcext:value-type="float">
            <text:p>6</text:p>
          </table:table-cell>
          <table:table-cell office:value-type="float" office:value="37.022" calcext:value-type="float">
            <text:p>37,022</text:p>
          </table:table-cell>
          <table:table-cell office:value-type="float" office:value="0.0944" calcext:value-type="float">
            <text:p>0,0944</text:p>
          </table:table-cell>
          <table:table-cell office:value-type="float" office:value="0.0882" calcext:value-type="float">
            <text:p>0,088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7" calcext:value-type="float">
            <text:p>7</text:p>
          </table:table-cell>
          <table:table-cell office:value-type="float" office:value="135.3258" calcext:value-type="float">
            <text:p>135,3258</text:p>
          </table:table-cell>
          <table:table-cell office:value-type="float" office:value="0.2846" calcext:value-type="float">
            <text:p>0,2846</text:p>
          </table:table-cell>
          <table:table-cell office:value-type="float" office:value="0.1886" calcext:value-type="float">
            <text:p>0,188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8" calcext:value-type="float">
            <text:p>8</text:p>
          </table:table-cell>
          <table:table-cell office:value-type="float" office:value="383.922" calcext:value-type="float">
            <text:p>383,922</text:p>
          </table:table-cell>
          <table:table-cell office:value-type="float" office:value="1.6992" calcext:value-type="float">
            <text:p>1,6992</text:p>
          </table:table-cell>
          <table:table-cell office:value-type="float" office:value="1.3106" calcext:value-type="float">
            <text:p>1,3106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9" calcext:value-type="float">
            <text:p>9</text:p>
          </table:table-cell>
          <table:table-cell office:value-type="float" office:value="1466.8052" calcext:value-type="float">
            <text:p>1466,8052</text:p>
          </table:table-cell>
          <table:table-cell office:value-type="float" office:value="7.1668" calcext:value-type="float">
            <text:p>7,1668</text:p>
          </table:table-cell>
          <table:table-cell office:value-type="float" office:value="5.0858" calcext:value-type="float">
            <text:p>5,08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utility-(0,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4" calcext:value-type="float">
            <text:p>4</text:p>
          </table:table-cell>
          <table:table-cell office:value-type="float" office:value="0.9973352026" calcext:value-type="float">
            <text:p>0,9973352026</text:p>
          </table:table-cell>
          <table:table-cell office:value-type="float" office:value="0.9949652575" calcext:value-type="float">
            <text:p>0,9949652575</text:p>
          </table:table-cell>
          <table:table-cell office:value-type="float" office:value="0.992388501752956" calcext:value-type="float">
            <text:p>0,992388501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92080623953654" calcext:value-type="float">
            <text:p>0,992080624</text:p>
          </table:table-cell>
          <table:table-cell office:value-type="float" office:value="0.989275347220164" calcext:value-type="float">
            <text:p>0,9892753472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6" calcext:value-type="float">
            <text:p>6</text:p>
          </table:table-cell>
          <table:table-cell office:value-type="float" office:value="0.991424096970684" calcext:value-type="float">
            <text:p>0,991424097</text:p>
          </table:table-cell>
          <table:table-cell office:value-type="float" office:value="0.987320314902192" calcext:value-type="float">
            <text:p>0,9873203149</text:p>
          </table:table-cell>
          <table:table-cell office:value-type="float" office:value="0.982118781410904" calcext:value-type="float">
            <text:p>0,9821187814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7" calcext:value-type="float">
            <text:p>7</text:p>
          </table:table-cell>
          <table:table-cell office:value-type="float" office:value="0.976547723156281" calcext:value-type="float">
            <text:p>0,9765477232</text:p>
          </table:table-cell>
          <table:table-cell office:value-type="float" office:value="0.971086972796592" calcext:value-type="float">
            <text:p>0,9710869728</text:p>
          </table:table-cell>
          <table:table-cell office:value-type="float" office:value="0.963793182122872" calcext:value-type="float">
            <text:p>0,9637931821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8" calcext:value-type="float">
            <text:p>8</text:p>
          </table:table-cell>
          <table:table-cell office:value-type="float" office:value="0.987288602072164" calcext:value-type="float">
            <text:p>0,9872886021</text:p>
          </table:table-cell>
          <table:table-cell office:value-type="float" office:value="0.943010838866434" calcext:value-type="float">
            <text:p>0,9430108389</text:p>
          </table:table-cell>
          <table:table-cell office:value-type="float" office:value="0.925064621788479" calcext:value-type="float">
            <text:p>0,9250646218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float" office:value="9" calcext:value-type="float">
            <text:p>9</text:p>
          </table:table-cell>
          <table:table-cell office:value-type="float" office:value="0.975244178887138" calcext:value-type="float">
            <text:p>0,9752441789</text:p>
          </table:table-cell>
          <table:table-cell office:value-type="float" office:value="0.927648445660288" calcext:value-type="float">
            <text:p>0,9276484457</text:p>
          </table:table-cell>
          <table:table-cell office:value-type="float" office:value="0.913058561395042" calcext:value-type="float">
            <text:p>0,9130585614</text:p>
          </table:table-cell>
        </table:table-row>
      </table:table>
      <table:table table:name="Cup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time-(0.01)-uniqueness</text:p>
          </table:table-cell>
          <table:table-cell office:value-type="string" calcext:value-type="string">
            <text:p>time-(3,5)-strict-average-risk</text:p>
          </table:table-cell>
          <table:table-cell office:value-type="string" calcext:value-type="string">
            <text:p>time-(5)-anonymity</text:p>
          </table:table-cell>
          <table:table-cell office:value-type="string" calcext:value-type="string">
            <text:p>utility-(0.01)-uniqueness</text:p>
          </table:table-cell>
          <table:table-cell office:value-type="string" calcext:value-type="string">
            <text:p>utility-(3,5)-strict-average-risk</text:p>
          </table:table-cell>
          <table:table-cell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table:number-columns-repeated="6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3" calcext:value-type="float">
            <text:p>3</text:p>
          </table:table-cell>
          <table:table-cell office:value-type="float" office:value="0.1366" calcext:value-type="float">
            <text:p>0,1366</text:p>
          </table:table-cell>
          <table:table-cell office:value-type="float" office:value="0.188" calcext:value-type="float">
            <text:p>0,188</text:p>
          </table:table-cell>
          <table:table-cell office:value-type="float" office:value="0.1414" calcext:value-type="float">
            <text:p>0,1414</text:p>
          </table:table-cell>
          <table:table-cell office:value-type="float" office:value="1" calcext:value-type="float">
            <text:p>1</text:p>
          </table:table-cell>
          <table:table-cell office:value-type="float" office:value="0.963965727989073" calcext:value-type="float">
            <text:p>0,963965728</text:p>
          </table:table-cell>
          <table:table-cell office:value-type="float" office:value="0.952415106144927" calcext:value-type="float">
            <text:p>0,9524151061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4" calcext:value-type="float">
            <text:p>4</text:p>
          </table:table-cell>
          <table:table-cell office:value-type="float" office:value="0.163" calcext:value-type="float">
            <text:p>0,163</text:p>
          </table:table-cell>
          <table:table-cell office:value-type="float" office:value="0.215" calcext:value-type="float">
            <text:p>0,215</text:p>
          </table:table-cell>
          <table:table-cell office:value-type="float" office:value="0.1662" calcext:value-type="float">
            <text:p>0,1662</text:p>
          </table:table-cell>
          <table:table-cell office:value-type="float" office:value="1" calcext:value-type="float">
            <text:p>1</text:p>
          </table:table-cell>
          <table:table-cell office:value-type="float" office:value="0.950390901051568" calcext:value-type="float">
            <text:p>0,9503909011</text:p>
          </table:table-cell>
          <table:table-cell office:value-type="float" office:value="0.942829842870076" calcext:value-type="float">
            <text:p>0,942829842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5" calcext:value-type="float">
            <text:p>5</text:p>
          </table:table-cell>
          <table:table-cell office:value-type="float" office:value="0.1676" calcext:value-type="float">
            <text:p>0,1676</text:p>
          </table:table-cell>
          <table:table-cell office:value-type="float" office:value="0.2644" calcext:value-type="float">
            <text:p>0,2644</text:p>
          </table:table-cell>
          <table:table-cell office:value-type="float" office:value="0.2286" calcext:value-type="float">
            <text:p>0,2286</text:p>
          </table:table-cell>
          <table:table-cell office:value-type="float" office:value="1" calcext:value-type="float">
            <text:p>1</text:p>
          </table:table-cell>
          <table:table-cell office:value-type="float" office:value="0.932689548327596" calcext:value-type="float">
            <text:p>0,9326895483</text:p>
          </table:table-cell>
          <table:table-cell office:value-type="float" office:value="0.915506177841545" calcext:value-type="float">
            <text:p>0,915506177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6" calcext:value-type="float">
            <text:p>6</text:p>
          </table:table-cell>
          <table:table-cell office:value-type="float" office:value="250.4078" calcext:value-type="float">
            <text:p>250,4078</text:p>
          </table:table-cell>
          <table:table-cell office:value-type="float" office:value="0.7648" calcext:value-type="float">
            <text:p>0,7648</text:p>
          </table:table-cell>
          <table:table-cell office:value-type="float" office:value="0.674" calcext:value-type="float">
            <text:p>0,674</text:p>
          </table:table-cell>
          <table:table-cell office:value-type="float" office:value="0.972606846334501" calcext:value-type="float">
            <text:p>0,9726068463</text:p>
          </table:table-cell>
          <table:table-cell office:value-type="float" office:value="0.909998990844418" calcext:value-type="float">
            <text:p>0,9099989908</text:p>
          </table:table-cell>
          <table:table-cell office:value-type="float" office:value="0.895443221771659" calcext:value-type="float">
            <text:p>0,89544322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7" calcext:value-type="float">
            <text:p>7</text:p>
          </table:table-cell>
          <table:table-cell office:value-type="float" office:value="749.6198" calcext:value-type="float">
            <text:p>749,6198</text:p>
          </table:table-cell>
          <table:table-cell office:value-type="float" office:value="4.2604" calcext:value-type="float">
            <text:p>4,2604</text:p>
          </table:table-cell>
          <table:table-cell office:value-type="float" office:value="3.658" calcext:value-type="float">
            <text:p>3,658</text:p>
          </table:table-cell>
          <table:table-cell office:value-type="float" office:value="0.975111236879867" calcext:value-type="float">
            <text:p>0,9751112369</text:p>
          </table:table-cell>
          <table:table-cell office:value-type="float" office:value="0.88956391367903" calcext:value-type="float">
            <text:p>0,8895639137</text:p>
          </table:table-cell>
          <table:table-cell office:value-type="float" office:value="0.876151507741552" calcext:value-type="float">
            <text:p>0,876151507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63441" calcext:value-type="float">
            <text:p>63441</text:p>
          </table:table-cell>
          <table:table-cell office:value-type="float" office:value="8" calcext:value-type="float">
            <text:p>8</text:p>
          </table:table-cell>
          <table:table-cell office:value-type="float" office:value="1265.4728" calcext:value-type="float">
            <text:p>1265,4728</text:p>
          </table:table-cell>
          <table:table-cell office:value-type="float" office:value="17.5598" calcext:value-type="float">
            <text:p>17,5598</text:p>
          </table:table-cell>
          <table:table-cell office:value-type="float" office:value="17.198" calcext:value-type="float">
            <text:p>17,198</text:p>
          </table:table-cell>
          <table:table-cell office:value-type="float" office:value="0.973184551885156" calcext:value-type="float">
            <text:p>0,9731845519</text:p>
          </table:table-cell>
          <table:table-cell office:value-type="float" office:value="0.873502214724471" calcext:value-type="float">
            <text:p>0,8735022147</text:p>
          </table:table-cell>
          <table:table-cell office:value-type="float" office:value="0.860310639082505" calcext:value-type="float">
            <text:p>0,86031063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p</text:p>
          </table:table-cell>
          <table:table-cell table:formula="of:=6344/1000" office:value-type="float" office:value="6.344" calcext:value-type="float">
            <text:p>6,344</text:p>
          </table:table-cell>
          <table:table-cell office:value-type="float" office:value="8" calcext:value-type="float">
            <text:p>8</text:p>
          </table:table-cell>
          <table:table-cell office:value-type="float" office:value="349.1116" calcext:value-type="float">
            <text:p>349,1116</text:p>
          </table:table-cell>
          <table:table-cell office:value-type="float" office:value="5.4796" calcext:value-type="float">
            <text:p>5,4796</text:p>
          </table:table-cell>
          <table:table-cell office:value-type="float" office:value="5.8462" calcext:value-type="float">
            <text:p>5,8462</text:p>
          </table:table-cell>
          <table:table-cell office:value-type="float" office:value="0.968358904275082" calcext:value-type="float">
            <text:p>0,9683589043</text:p>
          </table:table-cell>
          <table:table-cell office:value-type="float" office:value="0.795400000705951" calcext:value-type="float">
            <text:p>0,7954000007</text:p>
          </table:table-cell>
          <table:table-cell office:value-type="float" office:value="0.76137214194227" calcext:value-type="float">
            <text:p>0,7613721419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12688/1000" office:value-type="float" office:value="12.688" calcext:value-type="float">
            <text:p>12,688</text:p>
          </table:table-cell>
          <table:table-cell office:value-type="float" office:value="8" calcext:value-type="float">
            <text:p>8</text:p>
          </table:table-cell>
          <table:table-cell office:value-type="float" office:value="627.3248" calcext:value-type="float">
            <text:p>627,3248</text:p>
          </table:table-cell>
          <table:table-cell office:value-type="float" office:value="7.81" calcext:value-type="float">
            <text:p>7,81</text:p>
          </table:table-cell>
          <table:table-cell office:value-type="float" office:value="7.3996" calcext:value-type="float">
            <text:p>7,3996</text:p>
          </table:table-cell>
          <table:table-cell office:value-type="float" office:value="0.973184453670453" calcext:value-type="float">
            <text:p>0,9731844537</text:p>
          </table:table-cell>
          <table:table-cell office:value-type="float" office:value="0.818598774549617" calcext:value-type="float">
            <text:p>0,8185987745</text:p>
          </table:table-cell>
          <table:table-cell office:value-type="float" office:value="0.799396438688884" calcext:value-type="float">
            <text:p>0,79939643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19032/1000" office:value-type="float" office:value="19.032" calcext:value-type="float">
            <text:p>19,032</text:p>
          </table:table-cell>
          <table:table-cell office:value-type="float" office:value="8" calcext:value-type="float">
            <text:p>8</text:p>
          </table:table-cell>
          <table:table-cell office:value-type="float" office:value="827.6118" calcext:value-type="float">
            <text:p>827,6118</text:p>
          </table:table-cell>
          <table:table-cell office:value-type="float" office:value="8.6946" calcext:value-type="float">
            <text:p>8,6946</text:p>
          </table:table-cell>
          <table:table-cell office:value-type="float" office:value="9.5372" calcext:value-type="float">
            <text:p>9,5372</text:p>
          </table:table-cell>
          <table:table-cell office:value-type="float" office:value="0.978255798681412" calcext:value-type="float">
            <text:p>0,9782557987</text:p>
          </table:table-cell>
          <table:table-cell office:value-type="float" office:value="0.83937208249576" calcext:value-type="float">
            <text:p>0,8393720825</text:p>
          </table:table-cell>
          <table:table-cell office:value-type="float" office:value="0.810917035320136" calcext:value-type="float">
            <text:p>0,8109170353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25376/1000" office:value-type="float" office:value="25.376" calcext:value-type="float">
            <text:p>25,376</text:p>
          </table:table-cell>
          <table:table-cell office:value-type="float" office:value="8" calcext:value-type="float">
            <text:p>8</text:p>
          </table:table-cell>
          <table:table-cell office:value-type="float" office:value="1648.4566" calcext:value-type="float">
            <text:p>1648,4566</text:p>
          </table:table-cell>
          <table:table-cell office:value-type="float" office:value="9.5226" calcext:value-type="float">
            <text:p>9,5226</text:p>
          </table:table-cell>
          <table:table-cell office:value-type="float" office:value="11.815" calcext:value-type="float">
            <text:p>11,815</text:p>
          </table:table-cell>
          <table:table-cell office:value-type="float" office:value="0.963238724639242" calcext:value-type="float">
            <text:p>0,9632387246</text:p>
          </table:table-cell>
          <table:table-cell office:value-type="float" office:value="0.852599231166101" calcext:value-type="float">
            <text:p>0,8525992312</text:p>
          </table:table-cell>
          <table:table-cell office:value-type="float" office:value="0.818354988009618" calcext:value-type="float">
            <text:p>0,81835498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31720/1000" office:value-type="float" office:value="31.72" calcext:value-type="float">
            <text:p>31,72</text:p>
          </table:table-cell>
          <table:table-cell office:value-type="float" office:value="8" calcext:value-type="float">
            <text:p>8</text:p>
          </table:table-cell>
          <table:table-cell office:value-type="float" office:value="1458.1714" calcext:value-type="float">
            <text:p>1458,1714</text:p>
          </table:table-cell>
          <table:table-cell office:value-type="float" office:value="10.9012" calcext:value-type="float">
            <text:p>10,9012</text:p>
          </table:table-cell>
          <table:table-cell office:value-type="float" office:value="12.8026" calcext:value-type="float">
            <text:p>12,8026</text:p>
          </table:table-cell>
          <table:table-cell office:value-type="float" office:value="0.968359133383887" calcext:value-type="float">
            <text:p>0,9683591334</text:p>
          </table:table-cell>
          <table:table-cell office:value-type="float" office:value="0.859114921274647" calcext:value-type="float">
            <text:p>0,8591149213</text:p>
          </table:table-cell>
          <table:table-cell office:value-type="float" office:value="0.831267318012257" calcext:value-type="float">
            <text:p>0,831267318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38064/1000" office:value-type="float" office:value="38.064" calcext:value-type="float">
            <text:p>38,064</text:p>
          </table:table-cell>
          <table:table-cell office:value-type="float" office:value="8" calcext:value-type="float">
            <text:p>8</text:p>
          </table:table-cell>
          <table:table-cell office:value-type="float" office:value="1450.0048" calcext:value-type="float">
            <text:p>1450,0048</text:p>
          </table:table-cell>
          <table:table-cell office:value-type="float" office:value="12.3296" calcext:value-type="float">
            <text:p>12,3296</text:p>
          </table:table-cell>
          <table:table-cell office:value-type="float" office:value="13.9572" calcext:value-type="float">
            <text:p>13,9572</text:p>
          </table:table-cell>
          <table:table-cell office:value-type="float" office:value="0.968359095210358" calcext:value-type="float">
            <text:p>0,9683590952</text:p>
          </table:table-cell>
          <table:table-cell office:value-type="float" office:value="0.863530488632471" calcext:value-type="float">
            <text:p>0,8635304886</text:p>
          </table:table-cell>
          <table:table-cell office:value-type="float" office:value="0.839609088745043" calcext:value-type="float">
            <text:p>0,8396090887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table:formula="of:=44408/1000" office:value-type="float" office:value="44.408" calcext:value-type="float">
            <text:p>44,408</text:p>
          </table:table-cell>
          <table:table-cell office:value-type="float" office:value="8" calcext:value-type="float">
            <text:p>8</text:p>
          </table:table-cell>
          <table:table-cell office:value-type="float" office:value="1579.1598" calcext:value-type="float">
            <text:p>1579,1598</text:p>
          </table:table-cell>
          <table:table-cell office:value-type="float" office:value="13.861" calcext:value-type="float">
            <text:p>13,861</text:p>
          </table:table-cell>
          <table:table-cell office:value-type="float" office:value="14.4674" calcext:value-type="float">
            <text:p>14,4674</text:p>
          </table:table-cell>
          <table:table-cell office:value-type="float" office:value="0.968359067927335" calcext:value-type="float">
            <text:p>0,9683590679</text:p>
          </table:table-cell>
          <table:table-cell office:value-type="float" office:value="0.867050716522835" calcext:value-type="float">
            <text:p>0,8670507165</text:p>
          </table:table-cell>
          <table:table-cell office:value-type="float" office:value="0.84816936080104" calcext:value-type="float">
            <text:p>0,8481693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11:08:33.5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59:07.366000000</meta:creation-date>
    <dc:date>2016-06-28T11:43:59.645000000</dc:date>
    <meta:editing-duration>P1DT31M59S</meta:editing-duration>
    <meta:editing-cycles>31</meta:editing-cycles>
    <meta:generator>LibreOffice/4.4.4.3$Windows_x86 LibreOffice_project/2c39ebcf046445232b798108aa8a7e7d89552ea8</meta:generator>
    <meta:document-statistic meta:table-count="6" meta:cell-count="106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2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397cm" svg:y="2.203cm" style:legend-expansion="high" chart:style-name="ch2"/>
        <chart:plot-area chart:style-name="ch3" table:cell-range-address="Adult.B3:Adult.E12 Adult.C2:Adult.E2" chart:data-source-has-labels="row" svg:x="1.36cm" svg:y="0.12cm" svg:width="7.737cm" svg:height="4.731cm">
          <chartooo:coordinate-region svg:x="1.981cm" svg:y="0.319cm" svg:width="6.929cm" svg:height="3.885cm"/>
          <chart:axis chart:dimension="x" chart:name="primary-x" chart:style-name="ch4">
            <chart:title svg:x="3.523cm" svg:y="4.972cm" chart:style-name="ch5">
              <text:p>Thousands of records</text:p>
            </chart:title>
          </chart:axis>
          <chart:axis chart:dimension="y" chart:name="primary-y" chart:style-name="ch6">
            <chart:title svg:x="0.451cm" svg:y="3.952cm" chart:style-name="ch7">
              <text:p>Execution time [s]</text:p>
            </chart:title>
            <chart:grid chart:style-name="ch8" chart:class="major"/>
          </chart:axis>
          <chart:series chart:style-name="ch9" chart:values-cell-range-address="Adult.C3:Adult.C12" chart:label-cell-address="Adult.C2:Adult.C2" chart:class="chart:scatter">
            <chart:domain table:cell-range-address="Adult.B3:Adult.B12"/>
            <chart:data-point chart:repeated="10"/>
          </chart:series>
          <chart:series chart:style-name="ch10" chart:values-cell-range-address="Adult.D3:Adult.D12" chart:label-cell-address="Adult.D2:Adult.D2" chart:class="chart:scatter">
            <chart:data-point chart:repeated="10"/>
          </chart:series>
          <chart:series chart:style-name="ch11" chart:values-cell-range-address="Adult.E3:Adult.E12" chart:label-cell-address="Adult.E2:Adult.E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dult.C2:Adult.C2</svg:desc>
                </draw:g>
              </table:table-cell>
              <table:table-cell office:value-type="string">
                <text:p>time-(3,5)-strict-average-risk</text:p>
                <draw:g>
                  <svg:desc>Adult.D2:Adult.D2</svg:desc>
                </draw:g>
              </table:table-cell>
              <table:table-cell office:value-type="string">
                <text:p>time-(5)-anonymity</text:p>
                <draw:g>
                  <svg:desc>Adult.E2:Adul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6">
                <text:p>3.016</text:p>
                <draw:g>
                  <svg:desc>Adult.B3:Adult.B12</svg:desc>
                </draw:g>
              </table:table-cell>
              <table:table-cell office:value-type="float" office:value="3.5492">
                <text:p>3.5492</text:p>
                <draw:g>
                  <svg:desc>Adult.C3:Adult.C12</svg:desc>
                </draw:g>
              </table:table-cell>
              <table:table-cell office:value-type="float" office:value="1.8182">
                <text:p>1.8182</text:p>
                <draw:g>
                  <svg:desc>Adult.D3:Adult.D12</svg:desc>
                </draw:g>
              </table:table-cell>
              <table:table-cell office:value-type="float" office:value="1.0056">
                <text:p>1.0056</text:p>
                <draw:g>
                  <svg:desc>Adult.E3:Adult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2">
                <text:p>6.032</text:p>
              </table:table-cell>
              <table:table-cell office:value-type="float" office:value="13.5872">
                <text:p>13.5872</text:p>
              </table:table-cell>
              <table:table-cell office:value-type="float" office:value="2.4284">
                <text:p>2.428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48">
                <text:p>9.048</text:p>
              </table:table-cell>
              <table:table-cell office:value-type="float" office:value="7.7388">
                <text:p>7.7388</text:p>
              </table:table-cell>
              <table:table-cell office:value-type="float" office:value="2.6714">
                <text:p>2.6714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4">
                <text:p>12.064</text:p>
              </table:table-cell>
              <table:table-cell office:value-type="float" office:value="11.3212">
                <text:p>11.3212</text:p>
              </table:table-cell>
              <table:table-cell office:value-type="float" office:value="2.9142">
                <text:p>2.9142</text:p>
              </table:table-cell>
              <table:table-cell office:value-type="float" office:value="1.7686">
                <text:p>1.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8">
                <text:p>15.08</text:p>
              </table:table-cell>
              <table:table-cell office:value-type="float" office:value="14.143">
                <text:p>14.143</text:p>
              </table:table-cell>
              <table:table-cell office:value-type="float" office:value="3.1638">
                <text:p>3.1638</text:p>
              </table:table-cell>
              <table:table-cell office:value-type="float" office:value="1.851">
                <text:p>1.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96">
                <text:p>18.096</text:p>
              </table:table-cell>
              <table:table-cell office:value-type="float" office:value="15.4548">
                <text:p>15.4548</text:p>
              </table:table-cell>
              <table:table-cell office:value-type="float" office:value="3.3556">
                <text:p>3.3556</text:p>
              </table:table-cell>
              <table:table-cell office:value-type="float" office:value="1.9648">
                <text:p>1.9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12">
                <text:p>21.112</text:p>
              </table:table-cell>
              <table:table-cell office:value-type="float" office:value="15.0036">
                <text:p>15.0036</text:p>
              </table:table-cell>
              <table:table-cell office:value-type="float" office:value="3.5818">
                <text:p>3.5818</text:p>
              </table:table-cell>
              <table:table-cell office:value-type="float" office:value="1.9778">
                <text:p>1.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28">
                <text:p>24.128</text:p>
              </table:table-cell>
              <table:table-cell office:value-type="float" office:value="18.7088">
                <text:p>18.7088</text:p>
              </table:table-cell>
              <table:table-cell office:value-type="float" office:value="3.7528">
                <text:p>3.7528</text:p>
              </table:table-cell>
              <table:table-cell office:value-type="float" office:value="2.0608">
                <text:p>2.0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44">
                <text:p>27.144</text:p>
              </table:table-cell>
              <table:table-cell office:value-type="float" office:value="24.1002">
                <text:p>24.1002</text:p>
              </table:table-cell>
              <table:table-cell office:value-type="float" office:value="3.6892">
                <text:p>3.6892</text:p>
              </table:table-cell>
              <table:table-cell office:value-type="float" office:value="2.1858">
                <text:p>2.1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62">
                <text:p>30.162</text:p>
              </table:table-cell>
              <table:table-cell office:value-type="float" office:value="19.361">
                <text:p>19.361</text:p>
              </table:table-cell>
              <table:table-cell office:value-type="float" office:value="3.7852">
                <text:p>3.7852</text:p>
              </table:table-cell>
              <table:table-cell office:value-type="float" office:value="2.216">
                <text:p>2.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6cm" svg:height="8.35cm" xlink:href=".." xlink:type="simple" chart:class="chart:scatter" chart:style-name="ch1">
        <chart:legend chart:legend-position="end" svg:x="9.903cm" svg:y="3.378cm" style:legend-expansion="high" chart:style-name="ch2"/>
        <chart:plot-area chart:style-name="ch3" table:cell-range-address="Fars.B14:Fars.E23 Fars.C13:Fars.E13" chart:data-source-has-labels="row" svg:x="1.373cm" svg:y="0.167cm" svg:width="8.217cm" svg:height="6.986cm">
          <chartooo:coordinate-region svg:x="2.312cm" svg:y="0.366cm" svg:width="6.813cm" svg:height="6.14cm"/>
          <chart:axis chart:dimension="x" chart:name="primary-x" chart:style-name="ch4">
            <chart:title svg:x="3.776cm" svg:y="7.321cm" chart:style-name="ch5">
              <text:p>Thousands of records</text:p>
            </chart:title>
          </chart:axis>
          <chart:axis chart:dimension="y" chart:name="primary-y" chart:style-name="ch6">
            <chart:title svg:x="0.451cm" svg:y="4.637cm" chart:style-name="ch7">
              <text:p>Data quality</text:p>
            </chart:title>
            <chart:grid chart:style-name="ch8" chart:class="major"/>
          </chart:axis>
          <chart:series chart:style-name="ch9" chart:values-cell-range-address="Fars.C14:Fars.C23" chart:label-cell-address="Fars.C13:Fars.C13" chart:class="chart:scatter">
            <chart:domain table:cell-range-address="Fars.B14:Fars.B23"/>
            <chart:data-point chart:repeated="10"/>
          </chart:series>
          <chart:series chart:style-name="ch10" chart:values-cell-range-address="Fars.D14:Fars.D23" chart:label-cell-address="Fars.D13:Fars.D13" chart:class="chart:scatter">
            <chart:data-point chart:repeated="10"/>
          </chart:series>
          <chart:series chart:style-name="ch11" chart:values-cell-range-address="Fars.E14:Fars.E23" chart:label-cell-address="Fars.E13:Far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Fars.C13:Fars.C13</svg:desc>
                </draw:g>
              </table:table-cell>
              <table:table-cell office:value-type="string">
                <text:p>utility-(3,5)-strict-average-risk</text:p>
                <draw:g>
                  <svg:desc>Fars.D13:Fars.D13</svg:desc>
                </draw:g>
              </table:table-cell>
              <table:table-cell office:value-type="string">
                <text:p>utility-(5)-anonymity</text:p>
                <draw:g>
                  <svg:desc>Fars.E13:Far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93">
                <text:p>10.093</text:p>
                <draw:g>
                  <svg:desc>Fars.B14:Fars.B23</svg:desc>
                </draw:g>
              </table:table-cell>
              <table:table-cell office:value-type="float" office:value="0.948264823580425">
                <text:p>0.948264823580425</text:p>
                <draw:g>
                  <svg:desc>Fars.C14:Fars.C23</svg:desc>
                </draw:g>
              </table:table-cell>
              <table:table-cell office:value-type="float" office:value="0.841250715928785">
                <text:p>0.841250715928785</text:p>
                <draw:g>
                  <svg:desc>Fars.D14:Fars.D23</svg:desc>
                </draw:g>
              </table:table-cell>
              <table:table-cell office:value-type="float" office:value="0.815360041966276">
                <text:p>0.815360041966276</text:p>
                <draw:g>
                  <svg:desc>Fars.E14:Far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86">
                <text:p>20.186</text:p>
              </table:table-cell>
              <table:table-cell office:value-type="float" office:value="0.948628612861031">
                <text:p>0.948628612861031</text:p>
              </table:table-cell>
              <table:table-cell office:value-type="float" office:value="0.858170904764862">
                <text:p>0.858170904764862</text:p>
              </table:table-cell>
              <table:table-cell office:value-type="float" office:value="0.83686710151682">
                <text:p>0.83686710151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79">
                <text:p>30.279</text:p>
              </table:table-cell>
              <table:table-cell office:value-type="float" office:value="0.948520088888473">
                <text:p>0.948520088888473</text:p>
              </table:table-cell>
              <table:table-cell office:value-type="float" office:value="0.853816538901439">
                <text:p>0.853816538901439</text:p>
              </table:table-cell>
              <table:table-cell office:value-type="float" office:value="0.827772481635273">
                <text:p>0.82777248163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72">
                <text:p>40.372</text:p>
              </table:table-cell>
              <table:table-cell office:value-type="float" office:value="0.930529083616903">
                <text:p>0.930529083616903</text:p>
              </table:table-cell>
              <table:table-cell office:value-type="float" office:value="0.861563219484492">
                <text:p>0.861563219484492</text:p>
              </table:table-cell>
              <table:table-cell office:value-type="float" office:value="0.840675142834869">
                <text:p>0.84067514283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465">
                <text:p>50.465</text:p>
              </table:table-cell>
              <table:table-cell office:value-type="float" office:value="0.930556155348604">
                <text:p>0.930556155348604</text:p>
              </table:table-cell>
              <table:table-cell office:value-type="float" office:value="0.862111026210128">
                <text:p>0.862111026210128</text:p>
              </table:table-cell>
              <table:table-cell office:value-type="float" office:value="0.841651127459656">
                <text:p>0.841651127459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58">
                <text:p>60.558</text:p>
              </table:table-cell>
              <table:table-cell office:value-type="float" office:value="0.942376937501984">
                <text:p>0.942376937501984</text:p>
              </table:table-cell>
              <table:table-cell office:value-type="float" office:value="0.86185047213425">
                <text:p>0.86185047213425</text:p>
              </table:table-cell>
              <table:table-cell office:value-type="float" office:value="0.839971112711296">
                <text:p>0.83997111271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651">
                <text:p>70.651</text:p>
              </table:table-cell>
              <table:table-cell office:value-type="float" office:value="0.930593221234831">
                <text:p>0.930593221234831</text:p>
              </table:table-cell>
              <table:table-cell office:value-type="float" office:value="0.864572001131548">
                <text:p>0.864572001131548</text:p>
              </table:table-cell>
              <table:table-cell office:value-type="float" office:value="0.842700131501437">
                <text:p>0.8427001315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44">
                <text:p>80.744</text:p>
              </table:table-cell>
              <table:table-cell office:value-type="float" office:value="0.929161914069172">
                <text:p>0.929161914069172</text:p>
              </table:table-cell>
              <table:table-cell office:value-type="float" office:value="0.865144826747578">
                <text:p>0.865144826747578</text:p>
              </table:table-cell>
              <table:table-cell office:value-type="float" office:value="0.842913641643371">
                <text:p>0.842913641643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837">
                <text:p>90.837</text:p>
              </table:table-cell>
              <table:table-cell office:value-type="float" office:value="0.929126814781711">
                <text:p>0.929126814781711</text:p>
              </table:table-cell>
              <table:table-cell office:value-type="float" office:value="0.867477912401112">
                <text:p>0.867477912401112</text:p>
              </table:table-cell>
              <table:table-cell office:value-type="float" office:value="0.846927369566873">
                <text:p>0.846927369566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937">
                <text:p>100.937</text:p>
              </table:table-cell>
              <table:table-cell office:value-type="float" office:value="0.930971851578506">
                <text:p>0.930971851578506</text:p>
              </table:table-cell>
              <table:table-cell office:value-type="float" office:value="0.868051424534996">
                <text:p>0.868051424534996</text:p>
              </table:table-cell>
              <table:table-cell office:value-type="float" office:value="0.847146219709419">
                <text:p>0.8471462197094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10.117cm" svg:y="2.962cm" style:legend-expansion="high" chart:style-name="ch2"/>
        <chart:plot-area chart:style-name="ch3" table:cell-range-address="Fars.B26:Fars.E32 Fars.C25:Fars.E25" chart:data-source-has-labels="row" svg:x="1.374cm" svg:y="0.15cm" svg:width="8.429cm" svg:height="6.188cm">
          <chartooo:coordinate-region svg:x="2.181cm" svg:y="0.349cm" svg:width="7.343cm" svg:height="5.342cm"/>
          <chart:axis chart:dimension="x" chart:name="primary-x" chart:style-name="ch4">
            <chart:title svg:x="3.5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711cm" chart:style-name="ch7">
              <text:p>Execution time [s]</text:p>
            </chart:title>
            <chart:grid chart:style-name="ch8" chart:class="major"/>
          </chart:axis>
          <chart:series chart:style-name="ch9" chart:values-cell-range-address="Fars.C26:Fars.C32" chart:label-cell-address="Fars.C25:Fars.C25" chart:class="chart:scatter">
            <chart:domain table:cell-range-address="Fars.B26:Fars.B32"/>
            <chart:data-point chart:repeated="7"/>
          </chart:series>
          <chart:series chart:style-name="ch10" chart:values-cell-range-address="Fars.D26:Fars.D32" chart:label-cell-address="Fars.D25:Fars.D25" chart:class="chart:scatter">
            <chart:data-point chart:repeated="7"/>
          </chart:series>
          <chart:series chart:style-name="ch11" chart:values-cell-range-address="Fars.E26:Fars.E32" chart:label-cell-address="Fars.E25:Far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Fars.C25:Fars.C25</svg:desc>
                </draw:g>
              </table:table-cell>
              <table:table-cell office:value-type="string">
                <text:p>time-(3,5)-strict-average-risk</text:p>
                <draw:g>
                  <svg:desc>Fars.D25:Fars.D25</svg:desc>
                </draw:g>
              </table:table-cell>
              <table:table-cell office:value-type="string">
                <text:p>time-(5)-anonymity</text:p>
                <draw:g>
                  <svg:desc>Fars.E25:Far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ars.B26:Fars.B32</svg:desc>
                </draw:g>
              </table:table-cell>
              <table:table-cell office:value-type="float" office:value="12.9288">
                <text:p>12.9288</text:p>
                <draw:g>
                  <svg:desc>Fars.C26:Fars.C32</svg:desc>
                </draw:g>
              </table:table-cell>
              <table:table-cell office:value-type="float" office:value="0.0198">
                <text:p>0.0198</text:p>
                <draw:g>
                  <svg:desc>Fars.D26:Fars.D32</svg:desc>
                </draw:g>
              </table:table-cell>
              <table:table-cell office:value-type="float" office:value="0.0164">
                <text:p>0.0164</text:p>
                <draw:g>
                  <svg:desc>Fars.E26:Far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5.7482">
                <text:p>65.7482</text:p>
              </table:table-cell>
              <table:table-cell office:value-type="float" office:value="0.0844">
                <text:p>0.084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2.6372">
                <text:p>112.6372</text:p>
              </table:table-cell>
              <table:table-cell office:value-type="float" office:value="0.1604">
                <text:p>0.1604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6.3462">
                <text:p>126.3462</text:p>
              </table:table-cell>
              <table:table-cell office:value-type="float" office:value="0.3464">
                <text:p>0.3464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443.9724">
                <text:p>1443.9724</text:p>
              </table:table-cell>
              <table:table-cell office:value-type="float" office:value="3.9692">
                <text:p>3.9692</text:p>
              </table:table-cell>
              <table:table-cell office:value-type="float" office:value="2.431">
                <text:p>2.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10.284">
                <text:p>1310.284</text:p>
              </table:table-cell>
              <table:table-cell office:value-type="float" office:value="9.5552">
                <text:p>9.5552</text:p>
              </table:table-cell>
              <table:table-cell office:value-type="float" office:value="6.1822">
                <text:p>6.1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9.958cm" svg:y="2.962cm" style:legend-expansion="high" chart:style-name="ch2"/>
        <chart:plot-area chart:style-name="ch3" table:cell-range-address="Fars.B35:Fars.E41 Fars.C34:Fars.E34" chart:data-source-has-labels="row" svg:x="1.374cm" svg:y="0.15cm" svg:width="8.27cm" svg:height="6.188cm">
          <chartooo:coordinate-region svg:x="2.313cm" svg:y="0.349cm" svg:width="7.052cm" svg:height="5.342cm"/>
          <chart:axis chart:dimension="x" chart:name="primary-x" chart:style-name="ch4">
            <chart:title svg:x="3.421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221cm" chart:style-name="ch7">
              <text:p>Data quality</text:p>
            </chart:title>
            <chart:grid chart:style-name="ch8" chart:class="major"/>
          </chart:axis>
          <chart:series chart:style-name="ch9" chart:values-cell-range-address="Fars.C35:Fars.C41" chart:label-cell-address="Fars.C34:Fars.C34" chart:class="chart:scatter">
            <chart:domain table:cell-range-address="Fars.B35:Fars.B41"/>
            <chart:data-point chart:repeated="7"/>
          </chart:series>
          <chart:series chart:style-name="ch10" chart:values-cell-range-address="Fars.D35:Fars.D41" chart:label-cell-address="Fars.D34:Fars.D34" chart:class="chart:scatter">
            <chart:data-point chart:repeated="7"/>
          </chart:series>
          <chart:series chart:style-name="ch11" chart:values-cell-range-address="Fars.E35:Fars.E41" chart:label-cell-address="Fars.E34:Far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Fars.C34:Fars.C34</svg:desc>
                </draw:g>
              </table:table-cell>
              <table:table-cell office:value-type="string">
                <text:p>utility-(3,5)-strict-average-risk</text:p>
                <draw:g>
                  <svg:desc>Fars.D34:Fars.D34</svg:desc>
                </draw:g>
              </table:table-cell>
              <table:table-cell office:value-type="string">
                <text:p>utility-(5)-anonymity</text:p>
                <draw:g>
                  <svg:desc>Fars.E34:Far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ars.B35:Fars.B41</svg:desc>
                </draw:g>
              </table:table-cell>
              <table:table-cell office:value-type="float" office:value="0.9830587397">
                <text:p>0.9830587397</text:p>
                <draw:g>
                  <svg:desc>Fars.C35:Fars.C41</svg:desc>
                </draw:g>
              </table:table-cell>
              <table:table-cell office:value-type="float" office:value="0.975874428124098">
                <text:p>0.975874428124098</text:p>
                <draw:g>
                  <svg:desc>Fars.D35:Fars.D41</svg:desc>
                </draw:g>
              </table:table-cell>
              <table:table-cell office:value-type="float" office:value="0.970799252811823">
                <text:p>0.970799252811823</text:p>
                <draw:g>
                  <svg:desc>Fars.E35:Far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40830024689443">
                <text:p>0.940830024689443</text:p>
              </table:table-cell>
              <table:table-cell office:value-type="float" office:value="0.917387480016831">
                <text:p>0.917387480016831</text:p>
              </table:table-cell>
              <table:table-cell office:value-type="float" office:value="0.899615205617438">
                <text:p>0.899615205617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269687876034">
                <text:p>0.9269687876034</text:p>
              </table:table-cell>
              <table:table-cell office:value-type="float" office:value="0.915171064149591">
                <text:p>0.915171064149591</text:p>
              </table:table-cell>
              <table:table-cell office:value-type="float" office:value="0.897390266425983">
                <text:p>0.897390266425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48836651118517">
                <text:p>0.948836651118517</text:p>
              </table:table-cell>
              <table:table-cell office:value-type="float" office:value="0.905033429708139">
                <text:p>0.905033429708139</text:p>
              </table:table-cell>
              <table:table-cell office:value-type="float" office:value="0.889316625021403">
                <text:p>0.889316625021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05584584193675">
                <text:p>0.905584584193675</text:p>
              </table:table-cell>
              <table:table-cell office:value-type="float" office:value="0.855096999330947">
                <text:p>0.855096999330947</text:p>
              </table:table-cell>
              <table:table-cell office:value-type="float" office:value="0.834959555444822">
                <text:p>0.83495955544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30971851578506">
                <text:p>0.930971851578506</text:p>
              </table:table-cell>
              <table:table-cell office:value-type="float" office:value="0.868051424534996">
                <text:p>0.868051424534996</text:p>
              </table:table-cell>
              <table:table-cell office:value-type="float" office:value="0.847146219709419">
                <text:p>0.847146219709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5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1cm" svg:height="8.352cm" xlink:href=".." xlink:type="simple" chart:class="chart:scatter" chart:style-name="ch1">
        <chart:legend chart:legend-position="end" svg:x="10.147cm" svg:y="3.379cm" style:legend-expansion="high" chart:style-name="ch2"/>
        <chart:plot-area chart:style-name="ch3" table:cell-range-address="Atus.B2:Atus.E11 Atus.C1:Atus.E1" chart:data-source-has-labels="row" svg:x="1.375cm" svg:y="0.167cm" svg:width="8.457cm" svg:height="6.988cm">
          <chartooo:coordinate-region svg:x="2.367cm" svg:y="0.367cm" svg:width="7.185cm" svg:height="6.141cm"/>
          <chart:axis chart:dimension="x" chart:name="primary-x" chart:style-name="ch4">
            <chart:title svg:x="3.898cm" svg:y="7.323cm" chart:style-name="ch5">
              <text:p>Thousands of records</text:p>
            </chart:title>
          </chart:axis>
          <chart:axis chart:dimension="y" chart:name="primary-y" chart:style-name="ch6">
            <chart:title svg:x="0.451cm" svg:y="5.128cm" chart:style-name="ch7">
              <text:p>Execution time [s]</text:p>
            </chart:title>
            <chart:grid chart:style-name="ch8" chart:class="major"/>
          </chart:axis>
          <chart:series chart:style-name="ch9" chart:values-cell-range-address="Atus.C2:Atus.C11" chart:label-cell-address="Atus.C1:Atus.C1" chart:class="chart:scatter">
            <chart:domain table:cell-range-address="Atus.B2:Atus.B11"/>
            <chart:data-point chart:repeated="10"/>
          </chart:series>
          <chart:series chart:style-name="ch10" chart:values-cell-range-address="Atus.D2:Atus.D11" chart:label-cell-address="Atus.D1:Atus.D1" chart:class="chart:scatter">
            <chart:data-point chart:repeated="10"/>
          </chart:series>
          <chart:series chart:style-name="ch11" chart:values-cell-range-address="Atus.E2:Atus.E11" chart:label-cell-address="Atus.E1:Atu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tus.C1:Atus.C1</svg:desc>
                </draw:g>
              </table:table-cell>
              <table:table-cell office:value-type="string">
                <text:p>time-(3,5)-strict-average-risk</text:p>
                <draw:g>
                  <svg:desc>Atus.D1:Atus.D1</svg:desc>
                </draw:g>
              </table:table-cell>
              <table:table-cell office:value-type="string">
                <text:p>time-(5)-anonymity</text:p>
                <draw:g>
                  <svg:desc>Atus.E1:Atu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925">
                <text:p>53.925</text:p>
                <draw:g>
                  <svg:desc>Atus.B2:Atus.B11</svg:desc>
                </draw:g>
              </table:table-cell>
              <table:table-cell office:value-type="float" office:value="64.1518">
                <text:p>64.1518</text:p>
                <draw:g>
                  <svg:desc>Atus.C2:Atus.C11</svg:desc>
                </draw:g>
              </table:table-cell>
              <table:table-cell office:value-type="float" office:value="9.17">
                <text:p>9.17</text:p>
                <draw:g>
                  <svg:desc>Atus.D2:Atus.D11</svg:desc>
                </draw:g>
              </table:table-cell>
              <table:table-cell office:value-type="float" office:value="5.9192">
                <text:p>5.9192</text:p>
                <draw:g>
                  <svg:desc>Atus.E2:Atu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85">
                <text:p>107.85</text:p>
              </table:table-cell>
              <table:table-cell office:value-type="float" office:value="1826.4394">
                <text:p>1826.4394</text:p>
              </table:table-cell>
              <table:table-cell office:value-type="float" office:value="6.2998">
                <text:p>6.2998</text:p>
              </table:table-cell>
              <table:table-cell office:value-type="float" office:value="4.5904">
                <text:p>4.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775">
                <text:p>161.775</text:p>
              </table:table-cell>
              <table:table-cell office:value-type="float" office:value="1607.3486">
                <text:p>1607.3486</text:p>
              </table:table-cell>
              <table:table-cell office:value-type="float" office:value="7.327">
                <text:p>7.327</text:p>
              </table:table-cell>
              <table:table-cell office:value-type="float" office:value="5.4556">
                <text:p>5.4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.7">
                <text:p>215.7</text:p>
              </table:table-cell>
              <table:table-cell office:value-type="float" office:value="1935.471">
                <text:p>1935.471</text:p>
              </table:table-cell>
              <table:table-cell office:value-type="float" office:value="7.461">
                <text:p>7.461</text:p>
              </table:table-cell>
              <table:table-cell office:value-type="float" office:value="5.6804">
                <text:p>5.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.625">
                <text:p>269.625</text:p>
              </table:table-cell>
              <table:table-cell office:value-type="float" office:value="1968.4092">
                <text:p>1968.4092</text:p>
              </table:table-cell>
              <table:table-cell office:value-type="float" office:value="6.8252">
                <text:p>6.8252</text:p>
              </table:table-cell>
              <table:table-cell office:value-type="float" office:value="5.7332">
                <text:p>5.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55">
                <text:p>323.55</text:p>
              </table:table-cell>
              <table:table-cell office:value-type="float" office:value="1846.2368">
                <text:p>1846.2368</text:p>
              </table:table-cell>
              <table:table-cell office:value-type="float" office:value="6.494">
                <text:p>6.494</text:p>
              </table:table-cell>
              <table:table-cell office:value-type="float" office:value="5.4708">
                <text:p>5.4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.475">
                <text:p>377.475</text:p>
              </table:table-cell>
              <table:table-cell office:value-type="float" office:value="1703.9632">
                <text:p>1703.9632</text:p>
              </table:table-cell>
              <table:table-cell office:value-type="float" office:value="6.5526">
                <text:p>6.5526</text:p>
              </table:table-cell>
              <table:table-cell office:value-type="float" office:value="5.4344">
                <text:p>5.4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.4">
                <text:p>431.4</text:p>
              </table:table-cell>
              <table:table-cell office:value-type="float" office:value="1659.4014">
                <text:p>1659.4014</text:p>
              </table:table-cell>
              <table:table-cell office:value-type="float" office:value="6.9286">
                <text:p>6.9286</text:p>
              </table:table-cell>
              <table:table-cell office:value-type="float" office:value="5.5434">
                <text:p>5.5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5.325">
                <text:p>485.325</text:p>
              </table:table-cell>
              <table:table-cell office:value-type="float" office:value="1571.7426">
                <text:p>1571.7426</text:p>
              </table:table-cell>
              <table:table-cell office:value-type="float" office:value="7.0776">
                <text:p>7.0776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253">
                <text:p>539.253</text:p>
              </table:table-cell>
              <table:table-cell office:value-type="float" office:value="1466.4688">
                <text:p>1466.4688</text:p>
              </table:table-cell>
              <table:table-cell office:value-type="float" office:value="7.1078">
                <text:p>7.1078</text:p>
              </table:table-cell>
              <table:table-cell office:value-type="float" office:value="5.166">
                <text:p>5.1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5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6cm" svg:height="8.35cm" xlink:href=".." xlink:type="simple" chart:class="chart:scatter" chart:style-name="ch1">
        <chart:legend chart:legend-position="end" svg:x="9.903cm" svg:y="3.378cm" style:legend-expansion="high" chart:style-name="ch2"/>
        <chart:plot-area chart:style-name="ch3" table:cell-range-address="Atus.B14:Atus.E23 Atus.C13:Atus.E13" chart:data-source-has-labels="row" svg:x="1.373cm" svg:y="0.167cm" svg:width="8.217cm" svg:height="6.986cm">
          <chartooo:coordinate-region svg:x="2.312cm" svg:y="0.366cm" svg:width="6.813cm" svg:height="6.14cm"/>
          <chart:axis chart:dimension="x" chart:name="primary-x" chart:style-name="ch4">
            <chart:title svg:x="3.776cm" svg:y="7.321cm" chart:style-name="ch5">
              <text:p>Thousands of records</text:p>
            </chart:title>
          </chart:axis>
          <chart:axis chart:dimension="y" chart:name="primary-y" chart:style-name="ch6">
            <chart:title svg:x="0.451cm" svg:y="4.637cm" chart:style-name="ch7">
              <text:p>Data quality</text:p>
            </chart:title>
            <chart:grid chart:style-name="ch8" chart:class="major"/>
          </chart:axis>
          <chart:series chart:style-name="ch9" chart:values-cell-range-address="Atus.C14:Atus.C23" chart:label-cell-address="Atus.C13:Atus.C13" chart:class="chart:scatter">
            <chart:domain table:cell-range-address="Atus.B14:Atus.B23"/>
            <chart:data-point chart:repeated="10"/>
          </chart:series>
          <chart:series chart:style-name="ch10" chart:values-cell-range-address="Atus.D14:Atus.D23" chart:label-cell-address="Atus.D13:Atus.D13" chart:class="chart:scatter">
            <chart:data-point chart:repeated="10"/>
          </chart:series>
          <chart:series chart:style-name="ch11" chart:values-cell-range-address="Atus.E14:Atus.E23" chart:label-cell-address="Atus.E13:Atu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tus.C13:Atus.C13</svg:desc>
                </draw:g>
              </table:table-cell>
              <table:table-cell office:value-type="string">
                <text:p>utility-(3,5)-strict-average-risk</text:p>
                <draw:g>
                  <svg:desc>Atus.D13:Atus.D13</svg:desc>
                </draw:g>
              </table:table-cell>
              <table:table-cell office:value-type="string">
                <text:p>utility-(5)-anonymity</text:p>
                <draw:g>
                  <svg:desc>Atus.E13:Atu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925">
                <text:p>53.925</text:p>
                <draw:g>
                  <svg:desc>Atus.B14:Atus.B23</svg:desc>
                </draw:g>
              </table:table-cell>
              <table:table-cell office:value-type="float" office:value="0.987353533617522">
                <text:p>0.987353533617522</text:p>
                <draw:g>
                  <svg:desc>Atus.C14:Atus.C23</svg:desc>
                </draw:g>
              </table:table-cell>
              <table:table-cell office:value-type="float" office:value="0.846354504769726">
                <text:p>0.846354504769726</text:p>
                <draw:g>
                  <svg:desc>Atus.D14:Atus.D23</svg:desc>
                </draw:g>
              </table:table-cell>
              <table:table-cell office:value-type="float" office:value="0.814341275136319">
                <text:p>0.814341275136319</text:p>
                <draw:g>
                  <svg:desc>Atus.E14:Atu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.85">
                <text:p>107.85</text:p>
              </table:table-cell>
              <table:table-cell office:value-type="float" office:value="0.966400039355433">
                <text:p>0.966400039355433</text:p>
              </table:table-cell>
              <table:table-cell office:value-type="float" office:value="0.888304182137566">
                <text:p>0.888304182137566</text:p>
              </table:table-cell>
              <table:table-cell office:value-type="float" office:value="0.862775816478132">
                <text:p>0.862775816478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775">
                <text:p>161.775</text:p>
              </table:table-cell>
              <table:table-cell office:value-type="float" office:value="0.976047484625986">
                <text:p>0.976047484625986</text:p>
              </table:table-cell>
              <table:table-cell office:value-type="float" office:value="0.897809138888365">
                <text:p>0.897809138888365</text:p>
              </table:table-cell>
              <table:table-cell office:value-type="float" office:value="0.872535582645649">
                <text:p>0.872535582645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.7">
                <text:p>215.7</text:p>
              </table:table-cell>
              <table:table-cell office:value-type="float" office:value="0.975219054526321">
                <text:p>0.975219054526321</text:p>
              </table:table-cell>
              <table:table-cell office:value-type="float" office:value="0.905396146883538">
                <text:p>0.905396146883538</text:p>
              </table:table-cell>
              <table:table-cell office:value-type="float" office:value="0.882155283379948">
                <text:p>0.88215528337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.625">
                <text:p>269.625</text:p>
              </table:table-cell>
              <table:table-cell office:value-type="float" office:value="0.975169494046079">
                <text:p>0.975169494046079</text:p>
              </table:table-cell>
              <table:table-cell office:value-type="float" office:value="0.912693442300479">
                <text:p>0.912693442300479</text:p>
              </table:table-cell>
              <table:table-cell office:value-type="float" office:value="0.891672962909716">
                <text:p>0.89167296290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55">
                <text:p>323.55</text:p>
              </table:table-cell>
              <table:table-cell office:value-type="float" office:value="0.975155220759519">
                <text:p>0.975155220759519</text:p>
              </table:table-cell>
              <table:table-cell office:value-type="float" office:value="0.917628125578642">
                <text:p>0.917628125578642</text:p>
              </table:table-cell>
              <table:table-cell office:value-type="float" office:value="0.898542214360704">
                <text:p>0.89854221436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.475">
                <text:p>377.475</text:p>
              </table:table-cell>
              <table:table-cell office:value-type="float" office:value="0.975200410965818">
                <text:p>0.975200410965818</text:p>
              </table:table-cell>
              <table:table-cell office:value-type="float" office:value="0.920186558702532">
                <text:p>0.920186558702532</text:p>
              </table:table-cell>
              <table:table-cell office:value-type="float" office:value="0.902047498197368">
                <text:p>0.902047498197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.4">
                <text:p>431.4</text:p>
              </table:table-cell>
              <table:table-cell office:value-type="float" office:value="0.975255543474754">
                <text:p>0.975255543474754</text:p>
              </table:table-cell>
              <table:table-cell office:value-type="float" office:value="0.922325500247024">
                <text:p>0.922325500247024</text:p>
              </table:table-cell>
              <table:table-cell office:value-type="float" office:value="0.905398139251963">
                <text:p>0.905398139251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5.325">
                <text:p>485.325</text:p>
              </table:table-cell>
              <table:table-cell office:value-type="float" office:value="0.975250356237824">
                <text:p>0.975250356237824</text:p>
              </table:table-cell>
              <table:table-cell office:value-type="float" office:value="0.925279986963347">
                <text:p>0.925279986963347</text:p>
              </table:table-cell>
              <table:table-cell office:value-type="float" office:value="0.909907388724276">
                <text:p>0.909907388724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.253">
                <text:p>539.253</text:p>
              </table:table-cell>
              <table:table-cell office:value-type="float" office:value="0.975244178887138">
                <text:p>0.975244178887138</text:p>
              </table:table-cell>
              <table:table-cell office:value-type="float" office:value="0.927648445660288">
                <text:p>0.927648445660288</text:p>
              </table:table-cell>
              <table:table-cell office:value-type="float" office:value="0.913058561395042">
                <text:p>0.91305856139504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10.117cm" svg:y="2.962cm" style:legend-expansion="high" chart:style-name="ch2"/>
        <chart:plot-area chart:style-name="ch3" table:cell-range-address="Atus.B26:Atus.E32 Atus.C25:Atus.E25" chart:data-source-has-labels="row" svg:x="1.374cm" svg:y="0.15cm" svg:width="8.429cm" svg:height="6.188cm">
          <chartooo:coordinate-region svg:x="2.181cm" svg:y="0.349cm" svg:width="7.343cm" svg:height="5.342cm"/>
          <chart:axis chart:dimension="x" chart:name="primary-x" chart:style-name="ch4">
            <chart:title svg:x="3.5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711cm" chart:style-name="ch7">
              <text:p>Execution time [s]</text:p>
            </chart:title>
            <chart:grid chart:style-name="ch8" chart:class="major"/>
          </chart:axis>
          <chart:series chart:style-name="ch9" chart:values-cell-range-address="Atus.C26:Atus.C32" chart:label-cell-address="Atus.C25:Atus.C25" chart:class="chart:scatter">
            <chart:domain table:cell-range-address="Atus.B26:Atus.B32"/>
            <chart:data-point chart:repeated="7"/>
          </chart:series>
          <chart:series chart:style-name="ch10" chart:values-cell-range-address="Atus.D26:Atus.D32" chart:label-cell-address="Atus.D25:Atus.D25" chart:class="chart:scatter">
            <chart:data-point chart:repeated="7"/>
          </chart:series>
          <chart:series chart:style-name="ch11" chart:values-cell-range-address="Atus.E26:Atus.E32" chart:label-cell-address="Atus.E25:Atu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tus.C25:Atus.C25</svg:desc>
                </draw:g>
              </table:table-cell>
              <table:table-cell office:value-type="string">
                <text:p>time-(3,5)-strict-average-risk</text:p>
                <draw:g>
                  <svg:desc>Atus.D25:Atus.D25</svg:desc>
                </draw:g>
              </table:table-cell>
              <table:table-cell office:value-type="string">
                <text:p>time-(5)-anonymity</text:p>
                <draw:g>
                  <svg:desc>Atus.E25:Atu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tus.B26:Atus.B32</svg:desc>
                </draw:g>
              </table:table-cell>
              <table:table-cell office:value-type="float" office:value="0.064">
                <text:p>0.064</text:p>
                <draw:g>
                  <svg:desc>Atus.C26:Atus.C32</svg:desc>
                </draw:g>
              </table:table-cell>
              <table:table-cell office:value-type="float" office:value="0.0604">
                <text:p>0.0604</text:p>
                <draw:g>
                  <svg:desc>Atus.D26:Atus.D32</svg:desc>
                </draw:g>
              </table:table-cell>
              <table:table-cell office:value-type="float" office:value="0.0514">
                <text:p>0.0514</text:p>
                <draw:g>
                  <svg:desc>Atus.E26:Atu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852">
                <text:p>7.3852</text:p>
              </table:table-cell>
              <table:table-cell office:value-type="float" office:value="0.064">
                <text:p>0.06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93">
                <text:p>0.093</text:p>
              </table:table-cell>
              <table:table-cell office:value-type="float" office:value="0.0848">
                <text:p>0.0848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7.022">
                <text:p>37.022</text:p>
              </table:table-cell>
              <table:table-cell office:value-type="float" office:value="0.0944">
                <text:p>0.0944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35.3258">
                <text:p>135.3258</text:p>
              </table:table-cell>
              <table:table-cell office:value-type="float" office:value="0.2846">
                <text:p>0.2846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3.922">
                <text:p>383.922</text:p>
              </table:table-cell>
              <table:table-cell office:value-type="float" office:value="1.6992">
                <text:p>1.6992</text:p>
              </table:table-cell>
              <table:table-cell office:value-type="float" office:value="1.3106">
                <text:p>1.3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66.8052">
                <text:p>1466.8052</text:p>
              </table:table-cell>
              <table:table-cell office:value-type="float" office:value="7.1668">
                <text:p>7.1668</text:p>
              </table:table-cell>
              <table:table-cell office:value-type="float" office:value="5.0858">
                <text:p>5.08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1cm" svg:height="7.518cm" xlink:href=".." xlink:type="simple" chart:class="chart:scatter" chart:style-name="ch1">
        <chart:legend chart:legend-position="end" svg:x="9.958cm" svg:y="2.962cm" style:legend-expansion="high" chart:style-name="ch2"/>
        <chart:plot-area chart:style-name="ch3" table:cell-range-address="Atus.B35:Atus.E41 Atus.C34:Atus.E34" chart:data-source-has-labels="row" svg:x="1.374cm" svg:y="0.15cm" svg:width="8.27cm" svg:height="6.188cm">
          <chartooo:coordinate-region svg:x="2.313cm" svg:y="0.349cm" svg:width="7.052cm" svg:height="5.342cm"/>
          <chart:axis chart:dimension="x" chart:name="primary-x" chart:style-name="ch4">
            <chart:title svg:x="3.421cm" svg:y="6.489cm" chart:style-name="ch5">
              <text:p>Number of quasi-identifiers</text:p>
            </chart:title>
          </chart:axis>
          <chart:axis chart:dimension="y" chart:name="primary-y" chart:style-name="ch6">
            <chart:title svg:x="0.451cm" svg:y="4.221cm" chart:style-name="ch7">
              <text:p>Data quality</text:p>
            </chart:title>
            <chart:grid chart:style-name="ch8" chart:class="major"/>
          </chart:axis>
          <chart:series chart:style-name="ch9" chart:values-cell-range-address="Atus.C35:Atus.C41" chart:label-cell-address="Atus.C34:Atus.C34" chart:class="chart:scatter">
            <chart:domain table:cell-range-address="Atus.B35:Atus.B41"/>
            <chart:data-point chart:repeated="7"/>
          </chart:series>
          <chart:series chart:style-name="ch10" chart:values-cell-range-address="Atus.D35:Atus.D41" chart:label-cell-address="Atus.D34:Atus.D34" chart:class="chart:scatter">
            <chart:data-point chart:repeated="7"/>
          </chart:series>
          <chart:series chart:style-name="ch11" chart:values-cell-range-address="Atus.E35:Atus.E41" chart:label-cell-address="Atus.E34:Atu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tus.C34:Atus.C34</svg:desc>
                </draw:g>
              </table:table-cell>
              <table:table-cell office:value-type="string">
                <text:p>utility-(3,5)-strict-average-risk</text:p>
                <draw:g>
                  <svg:desc>Atus.D34:Atus.D34</svg:desc>
                </draw:g>
              </table:table-cell>
              <table:table-cell office:value-type="string">
                <text:p>utility-(5)-anonymity</text:p>
                <draw:g>
                  <svg:desc>Atus.E34:Atu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tus.B35:Atus.B41</svg:desc>
                </draw:g>
              </table:table-cell>
              <table:table-cell office:value-type="float" office:value="1">
                <text:p>1</text:p>
                <draw:g>
                  <svg:desc>Atus.C35:Atus.C41</svg:desc>
                </draw:g>
              </table:table-cell>
              <table:table-cell office:value-type="float" office:value="1">
                <text:p>1</text:p>
                <draw:g>
                  <svg:desc>Atus.D35:Atus.D41</svg:desc>
                </draw:g>
              </table:table-cell>
              <table:table-cell office:value-type="float" office:value="1">
                <text:p>1</text:p>
                <draw:g>
                  <svg:desc>Atus.E35:Atu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73352026">
                <text:p>0.9973352026</text:p>
              </table:table-cell>
              <table:table-cell office:value-type="float" office:value="0.9949652575">
                <text:p>0.9949652575</text:p>
              </table:table-cell>
              <table:table-cell office:value-type="float" office:value="0.992388501752956">
                <text:p>0.992388501752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2080623953654">
                <text:p>0.992080623953654</text:p>
              </table:table-cell>
              <table:table-cell office:value-type="float" office:value="0.989275347220164">
                <text:p>0.989275347220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91424096970684">
                <text:p>0.991424096970684</text:p>
              </table:table-cell>
              <table:table-cell office:value-type="float" office:value="0.987320314902192">
                <text:p>0.987320314902192</text:p>
              </table:table-cell>
              <table:table-cell office:value-type="float" office:value="0.982118781410904">
                <text:p>0.982118781410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76547723156281">
                <text:p>0.976547723156281</text:p>
              </table:table-cell>
              <table:table-cell office:value-type="float" office:value="0.971086972796592">
                <text:p>0.971086972796592</text:p>
              </table:table-cell>
              <table:table-cell office:value-type="float" office:value="0.963793182122872">
                <text:p>0.963793182122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87288602072164">
                <text:p>0.987288602072164</text:p>
              </table:table-cell>
              <table:table-cell office:value-type="float" office:value="0.943010838866434">
                <text:p>0.943010838866434</text:p>
              </table:table-cell>
              <table:table-cell office:value-type="float" office:value="0.925064621788479">
                <text:p>0.925064621788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75244178887138">
                <text:p>0.975244178887138</text:p>
              </table:table-cell>
              <table:table-cell office:value-type="float" office:value="0.927648445660288">
                <text:p>0.927648445660288</text:p>
              </table:table-cell>
              <table:table-cell office:value-type="float" office:value="0.913058561395042">
                <text:p>0.91305856139504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6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238cm" svg:y="2.203cm" style:legend-expansion="high" chart:style-name="ch2"/>
        <chart:plot-area chart:style-name="ch3" table:cell-range-address="Adult.B15:Adult.E24 Adult.C14:Adult.E14" chart:data-source-has-labels="row" svg:x="1.36cm" svg:y="0.12cm" svg:width="7.578cm" svg:height="4.731cm">
          <chartooo:coordinate-region svg:x="2.299cm" svg:y="0.319cm" svg:width="6.267cm" svg:height="3.885cm"/>
          <chart:axis chart:dimension="x" chart:name="primary-x" chart:style-name="ch4">
            <chart:title svg:x="3.444cm" svg:y="4.972cm" chart:style-name="ch5">
              <text:p>Thousands of records</text:p>
            </chart:title>
          </chart:axis>
          <chart:axis chart:dimension="y" chart:name="primary-y" chart:style-name="ch6">
            <chart:title svg:x="0.451cm" svg:y="3.462cm" chart:style-name="ch7">
              <text:p>Data quality</text:p>
            </chart:title>
            <chart:grid chart:style-name="ch8" chart:class="major"/>
          </chart:axis>
          <chart:series chart:style-name="ch9" chart:values-cell-range-address="Adult.C15:Adult.C24" chart:label-cell-address="Adult.C14:Adult.C14" chart:class="chart:scatter">
            <chart:domain table:cell-range-address="Adult.B15:Adult.B24"/>
            <chart:data-point chart:repeated="10"/>
          </chart:series>
          <chart:series chart:style-name="ch10" chart:values-cell-range-address="Adult.D15:Adult.D24" chart:label-cell-address="Adult.D14:Adult.D14" chart:class="chart:scatter">
            <chart:data-point chart:repeated="10"/>
          </chart:series>
          <chart:series chart:style-name="ch11" chart:values-cell-range-address="Adult.E15:Adult.E24" chart:label-cell-address="Adult.E14:Adult.E1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dult.C14:Adult.C14</svg:desc>
                </draw:g>
              </table:table-cell>
              <table:table-cell office:value-type="string">
                <text:p>utility-(3,5)-strict-average-risk</text:p>
                <draw:g>
                  <svg:desc>Adult.D14:Adult.D14</svg:desc>
                </draw:g>
              </table:table-cell>
              <table:table-cell office:value-type="string">
                <text:p>utility-(5)-anonymity</text:p>
                <draw:g>
                  <svg:desc>Adult.E14:Adult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16">
                <text:p>3.016</text:p>
                <draw:g>
                  <svg:desc>Adult.B15:Adult.B24</svg:desc>
                </draw:g>
              </table:table-cell>
              <table:table-cell office:value-type="float" office:value="0.98030129424518">
                <text:p>0.98030129424518</text:p>
                <draw:g>
                  <svg:desc>Adult.C15:Adult.C24</svg:desc>
                </draw:g>
              </table:table-cell>
              <table:table-cell office:value-type="float" office:value="0.701985072888806">
                <text:p>0.701985072888806</text:p>
                <draw:g>
                  <svg:desc>Adult.D15:Adult.D24</svg:desc>
                </draw:g>
              </table:table-cell>
              <table:table-cell office:value-type="float" office:value="0.660375966206296">
                <text:p>0.660375966206296</text:p>
                <draw:g>
                  <svg:desc>Adult.E15:Adult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2">
                <text:p>6.032</text:p>
              </table:table-cell>
              <table:table-cell office:value-type="float" office:value="0.970553102407904">
                <text:p>0.970553102407904</text:p>
              </table:table-cell>
              <table:table-cell office:value-type="float" office:value="0.736962275206903">
                <text:p>0.736962275206903</text:p>
              </table:table-cell>
              <table:table-cell office:value-type="float" office:value="0.698694612849365">
                <text:p>0.69869461284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48">
                <text:p>9.04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59942327660837">
                <text:p>0.759942327660837</text:p>
              </table:table-cell>
              <table:table-cell office:value-type="float" office:value="0.720407627553169">
                <text:p>0.72040762755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4">
                <text:p>12.064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73567343031832">
                <text:p>0.773567343031832</text:p>
              </table:table-cell>
              <table:table-cell office:value-type="float" office:value="0.728825433420587">
                <text:p>0.728825433420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8">
                <text:p>15.0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81973691594487">
                <text:p>0.781973691594487</text:p>
              </table:table-cell>
              <table:table-cell office:value-type="float" office:value="0.745356133226566">
                <text:p>0.745356133226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96">
                <text:p>18.096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89194474379172">
                <text:p>0.789194474379172</text:p>
              </table:table-cell>
              <table:table-cell office:value-type="float" office:value="0.753828674897799">
                <text:p>0.753828674897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12">
                <text:p>21.112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94107647442213">
                <text:p>0.794107647442213</text:p>
              </table:table-cell>
              <table:table-cell office:value-type="float" office:value="0.763636416233795">
                <text:p>0.763636416233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28">
                <text:p>24.128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798486372062382">
                <text:p>0.798486372062382</text:p>
              </table:table-cell>
              <table:table-cell office:value-type="float" office:value="0.769090947660692">
                <text:p>0.76909094766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144">
                <text:p>27.144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3769429233354">
                <text:p>0.803769429233354</text:p>
              </table:table-cell>
              <table:table-cell office:value-type="float" office:value="0.773377087993586">
                <text:p>0.773377087993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162">
                <text:p>30.162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7707094696467">
                <text:p>0.807707094696467</text:p>
              </table:table-cell>
              <table:table-cell office:value-type="float" office:value="0.778713255440429">
                <text:p>0.778713255440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11cm" svg:height="6.001cm" xlink:href=".." xlink:type="simple" chart:class="chart:scatter" chart:style-name="ch1">
        <chart:legend chart:legend-position="end" svg:x="9.407cm" svg:y="2.203cm" style:legend-expansion="high" chart:style-name="ch2"/>
        <chart:plot-area chart:style-name="ch3" table:cell-range-address="Adult.B28:Adult.E34 Adult.C27:Adult.E27" chart:data-source-has-labels="row" svg:x="1.36cm" svg:y="0.12cm" svg:width="7.747cm" svg:height="4.731cm">
          <chartooo:coordinate-region svg:x="1.796cm" svg:y="0.319cm" svg:width="6.939cm" svg:height="3.885cm"/>
          <chart:axis chart:dimension="x" chart:name="primary-x" chart:style-name="ch4">
            <chart:title svg:x="3.145cm" svg:y="4.972cm" chart:style-name="ch5">
              <text:p>Number of quasi-identifiers</text:p>
            </chart:title>
          </chart:axis>
          <chart:axis chart:dimension="y" chart:name="primary-y" chart:style-name="ch6">
            <chart:title svg:x="0.451cm" svg:y="3.952cm" chart:style-name="ch7">
              <text:p>Execution time [s]</text:p>
            </chart:title>
            <chart:grid chart:style-name="ch8" chart:class="major"/>
          </chart:axis>
          <chart:series chart:style-name="ch9" chart:values-cell-range-address="Adult.C28:Adult.C34" chart:label-cell-address="Adult.C27:Adult.C27" chart:class="chart:scatter">
            <chart:domain table:cell-range-address="Adult.B28:Adult.B34"/>
            <chart:data-point chart:repeated="7"/>
          </chart:series>
          <chart:series chart:style-name="ch10" chart:values-cell-range-address="Adult.D28:Adult.D34" chart:label-cell-address="Adult.D27:Adult.D27" chart:class="chart:scatter">
            <chart:data-point chart:repeated="7"/>
          </chart:series>
          <chart:series chart:style-name="ch11" chart:values-cell-range-address="Adult.E28:Adult.E34" chart:label-cell-address="Adult.E27:Adult.E27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Adult.C27:Adult.C27</svg:desc>
                </draw:g>
              </table:table-cell>
              <table:table-cell office:value-type="string">
                <text:p>time-(3,5)-strict-average-risk</text:p>
                <draw:g>
                  <svg:desc>Adult.D27:Adult.D27</svg:desc>
                </draw:g>
              </table:table-cell>
              <table:table-cell office:value-type="string">
                <text:p>time-(5)-anonymity</text:p>
                <draw:g>
                  <svg:desc>Adult.E27:Adult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dult.B28:Adult.B34</svg:desc>
                </draw:g>
              </table:table-cell>
              <table:table-cell office:value-type="float" office:value="6.3598">
                <text:p>6.3598</text:p>
                <draw:g>
                  <svg:desc>Adult.C28:Adult.C34</svg:desc>
                </draw:g>
              </table:table-cell>
              <table:table-cell office:value-type="float" office:value="0.0076">
                <text:p>0.0076</text:p>
                <draw:g>
                  <svg:desc>Adult.D28:Adult.D34</svg:desc>
                </draw:g>
              </table:table-cell>
              <table:table-cell office:value-type="float" office:value="0.0062">
                <text:p>0.0062</text:p>
                <draw:g>
                  <svg:desc>Adult.E28:Adult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0862">
                <text:p>5.0862</text:p>
              </table:table-cell>
              <table:table-cell office:value-type="float" office:value="0.009">
                <text:p>0.009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78">
                <text:p>0.0178</text:p>
              </table:table-cell>
              <table:table-cell office:value-type="float" office:value="0.0208">
                <text:p>0.020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58">
                <text:p>0.0158</text:p>
              </table:table-cell>
              <table:table-cell office:value-type="float" office:value="0.0456">
                <text:p>0.0456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.3812">
                <text:p>7.3812</text:p>
              </table:table-cell>
              <table:table-cell office:value-type="float" office:value="0.1866">
                <text:p>0.1866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4934">
                <text:p>9.4934</text:p>
              </table:table-cell>
              <table:table-cell office:value-type="float" office:value="1.8914">
                <text:p>1.8914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9.356">
                <text:p>19.356</text:p>
              </table:table-cell>
              <table:table-cell office:value-type="float" office:value="3.8166">
                <text:p>3.8166</text:p>
              </table:table-cell>
              <table:table-cell office:value-type="float" office:value="2.262">
                <text:p>2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7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238cm" svg:y="2.203cm" style:legend-expansion="high" chart:style-name="ch2"/>
        <chart:plot-area chart:style-name="ch3" table:cell-range-address="Adult.B37:Adult.E43 Adult.C36:Adult.E36" chart:data-source-has-labels="row" svg:x="1.36cm" svg:y="0.12cm" svg:width="7.578cm" svg:height="4.731cm">
          <chartooo:coordinate-region svg:x="2.299cm" svg:y="0.319cm" svg:width="6.267cm" svg:height="3.885cm"/>
          <chart:axis chart:dimension="x" chart:name="primary-x" chart:style-name="ch4">
            <chart:title svg:x="3.061cm" svg:y="4.972cm" chart:style-name="ch5">
              <text:p>Number of quasi-identifiers</text:p>
            </chart:title>
          </chart:axis>
          <chart:axis chart:dimension="y" chart:name="primary-y" chart:style-name="ch6">
            <chart:title svg:x="0.451cm" svg:y="3.462cm" chart:style-name="ch7">
              <text:p>Data quality</text:p>
            </chart:title>
            <chart:grid chart:style-name="ch8" chart:class="major"/>
          </chart:axis>
          <chart:series chart:style-name="ch9" chart:values-cell-range-address="Adult.C37:Adult.C43" chart:label-cell-address="Adult.C36:Adult.C36" chart:class="chart:scatter">
            <chart:domain table:cell-range-address="Adult.B37:Adult.B43"/>
            <chart:data-point chart:repeated="7"/>
          </chart:series>
          <chart:series chart:style-name="ch10" chart:values-cell-range-address="Adult.D37:Adult.D43" chart:label-cell-address="Adult.D36:Adult.D36" chart:class="chart:scatter">
            <chart:data-point chart:repeated="7"/>
          </chart:series>
          <chart:series chart:style-name="ch11" chart:values-cell-range-address="Adult.E37:Adult.E43" chart:label-cell-address="Adult.E36:Adult.E36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Adult.C36:Adult.C36</svg:desc>
                </draw:g>
              </table:table-cell>
              <table:table-cell office:value-type="string">
                <text:p>utility-(3,5)-strict-average-risk</text:p>
                <draw:g>
                  <svg:desc>Adult.D36:Adult.D36</svg:desc>
                </draw:g>
              </table:table-cell>
              <table:table-cell office:value-type="string">
                <text:p>utility-(5)-anonymity</text:p>
                <draw:g>
                  <svg:desc>Adult.E36:Adult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dult.B37:Adult.B43</svg:desc>
                </draw:g>
              </table:table-cell>
              <table:table-cell office:value-type="float" office:value="0.9979444334">
                <text:p>0.9979444334</text:p>
                <draw:g>
                  <svg:desc>Adult.C37:Adult.C43</svg:desc>
                </draw:g>
              </table:table-cell>
              <table:table-cell office:value-type="float" office:value="0.994032226">
                <text:p>0.994032226</text:p>
                <draw:g>
                  <svg:desc>Adult.D37:Adult.D43</svg:desc>
                </draw:g>
              </table:table-cell>
              <table:table-cell office:value-type="float" office:value="0.9859094225">
                <text:p>0.9859094225</text:p>
                <draw:g>
                  <svg:desc>Adult.E37:Adult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0048525627933">
                <text:p>0.990048525627933</text:p>
              </table:table-cell>
              <table:table-cell office:value-type="float" office:value="0.982168388366493">
                <text:p>0.982168388366493</text:p>
              </table:table-cell>
              <table:table-cell office:value-type="float" office:value="0.974616656499974">
                <text:p>0.97461665649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42303971797327">
                <text:p>0.942303971797327</text:p>
              </table:table-cell>
              <table:table-cell office:value-type="float" office:value="0.91978425581573">
                <text:p>0.91978425581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98914977786364">
                <text:p>0.898914977786364</text:p>
              </table:table-cell>
              <table:table-cell office:value-type="float" office:value="0.872186523851008">
                <text:p>0.87218652385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994325512444523">
                <text:p>0.994325512444523</text:p>
              </table:table-cell>
              <table:table-cell office:value-type="float" office:value="0.87293019756793">
                <text:p>0.87293019756793</text:p>
              </table:table-cell>
              <table:table-cell office:value-type="float" office:value="0.843255522412938">
                <text:p>0.843255522412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989064214573335">
                <text:p>0.989064214573335</text:p>
              </table:table-cell>
              <table:table-cell office:value-type="float" office:value="0.811884519080724">
                <text:p>0.811884519080724</text:p>
              </table:table-cell>
              <table:table-cell office:value-type="float" office:value="0.778615540127005">
                <text:p>0.778615540127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8030129424518">
                <text:p>0.98030129424518</text:p>
              </table:table-cell>
              <table:table-cell office:value-type="float" office:value="0.807707094696467">
                <text:p>0.807707094696467</text:p>
              </table:table-cell>
              <table:table-cell office:value-type="float" office:value="0.778713255440429">
                <text:p>0.778713255440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397cm" svg:y="2.203cm" style:legend-expansion="high" chart:style-name="ch2"/>
        <chart:plot-area chart:style-name="ch3" table:cell-range-address="Ihis.B2:Ihis.E11 Ihis.C1:Ihis.E1" chart:data-source-has-labels="row" svg:x="1.36cm" svg:y="0.12cm" svg:width="7.737cm" svg:height="4.731cm">
          <chartooo:coordinate-region svg:x="2.167cm" svg:y="0.319cm" svg:width="6.69cm" svg:height="3.885cm"/>
          <chart:axis chart:dimension="x" chart:name="primary-x" chart:style-name="ch4">
            <chart:title svg:x="3.775cm" svg:y="4.972cm" chart:style-name="ch5">
              <text:p>Millions of records</text:p>
            </chart:title>
          </chart:axis>
          <chart:axis chart:dimension="y" chart:name="primary-y" chart:style-name="ch6">
            <chart:title svg:x="0.451cm" svg:y="3.952cm" chart:style-name="ch7">
              <text:p>Execution time [s]</text:p>
            </chart:title>
            <chart:grid chart:style-name="ch8" chart:class="major"/>
          </chart:axis>
          <chart:series chart:style-name="ch9" chart:values-cell-range-address="Ihis.C2:Ihis.C11" chart:label-cell-address="Ihis.C1:Ihis.C1" chart:class="chart:scatter">
            <chart:domain table:cell-range-address="Ihis.B2:Ihis.B11"/>
            <chart:data-point chart:repeated="10"/>
          </chart:series>
          <chart:series chart:style-name="ch10" chart:values-cell-range-address="Ihis.D2:Ihis.D11" chart:label-cell-address="Ihis.D1:Ihis.D1" chart:class="chart:scatter">
            <chart:data-point chart:repeated="10"/>
          </chart:series>
          <chart:series chart:style-name="ch11" chart:values-cell-range-address="Ihis.E2:Ihis.E11" chart:label-cell-address="Ihis.E1:Ihi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1:Ihis.C1</svg:desc>
                </draw:g>
              </table:table-cell>
              <table:table-cell office:value-type="string">
                <text:p>time-(3,5)-strict-average-risk</text:p>
                <draw:g>
                  <svg:desc>Ihis.D1:Ihis.D1</svg:desc>
                </draw:g>
              </table:table-cell>
              <table:table-cell office:value-type="string">
                <text:p>time-(5)-anonymity</text:p>
                <draw:g>
                  <svg:desc>Ihis.E1:Ihi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2:Ihis.B11</svg:desc>
                </draw:g>
              </table:table-cell>
              <table:table-cell office:value-type="float" office:value="84.4798">
                <text:p>84.4798</text:p>
                <draw:g>
                  <svg:desc>Ihis.C2:Ihis.C11</svg:desc>
                </draw:g>
              </table:table-cell>
              <table:table-cell office:value-type="float" office:value="51.0636">
                <text:p>51.0636</text:p>
                <draw:g>
                  <svg:desc>Ihis.D2:Ihis.D11</svg:desc>
                </draw:g>
              </table:table-cell>
              <table:table-cell office:value-type="float" office:value="19.0294">
                <text:p>19.0294</text:p>
                <draw:g>
                  <svg:desc>Ihis.E2:Ihi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76.9902">
                <text:p>76.9902</text:p>
              </table:table-cell>
              <table:table-cell office:value-type="float" office:value="78.3164">
                <text:p>78.3164</text:p>
              </table:table-cell>
              <table:table-cell office:value-type="float" office:value="30.3286">
                <text:p>30.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153.173">
                <text:p>153.173</text:p>
              </table:table-cell>
              <table:table-cell office:value-type="float" office:value="102.609">
                <text:p>102.609</text:p>
              </table:table-cell>
              <table:table-cell office:value-type="float" office:value="43.3014">
                <text:p>43.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157.5798">
                <text:p>157.5798</text:p>
              </table:table-cell>
              <table:table-cell office:value-type="float" office:value="116.9624">
                <text:p>116.9624</text:p>
              </table:table-cell>
              <table:table-cell office:value-type="float" office:value="53.2004">
                <text:p>53.2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191.0076">
                <text:p>191.0076</text:p>
              </table:table-cell>
              <table:table-cell office:value-type="float" office:value="116.4022">
                <text:p>116.4022</text:p>
              </table:table-cell>
              <table:table-cell office:value-type="float" office:value="60.0266">
                <text:p>60.0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219.5128">
                <text:p>219.5128</text:p>
              </table:table-cell>
              <table:table-cell office:value-type="float" office:value="116.4918">
                <text:p>116.4918</text:p>
              </table:table-cell>
              <table:table-cell office:value-type="float" office:value="65.7254">
                <text:p>65.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155.7848">
                <text:p>155.7848</text:p>
              </table:table-cell>
              <table:table-cell office:value-type="float" office:value="125.2226">
                <text:p>125.2226</text:p>
              </table:table-cell>
              <table:table-cell office:value-type="float" office:value="72.3256">
                <text:p>72.3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154.423">
                <text:p>154.423</text:p>
              </table:table-cell>
              <table:table-cell office:value-type="float" office:value="131.6804">
                <text:p>131.6804</text:p>
              </table:table-cell>
              <table:table-cell office:value-type="float" office:value="77.4936">
                <text:p>77.4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151.35">
                <text:p>151.35</text:p>
              </table:table-cell>
              <table:table-cell office:value-type="float" office:value="131.9494">
                <text:p>131.9494</text:p>
              </table:table-cell>
              <table:table-cell office:value-type="float" office:value="80.2736">
                <text:p>80.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171.487">
                <text:p>171.487</text:p>
              </table:table-cell>
              <table:table-cell office:value-type="float" office:value="133.012">
                <text:p>133.012</text:p>
              </table:table-cell>
              <table:table-cell office:value-type="float" office:value="79.8832">
                <text:p>79.88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maximum="1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238cm" svg:y="2.203cm" style:legend-expansion="high" chart:style-name="ch2"/>
        <chart:plot-area chart:style-name="ch3" table:cell-range-address="Ihis.B14:Ihis.E23 Ihis.C13:Ihis.E13" chart:data-source-has-labels="row" svg:x="1.36cm" svg:y="0.12cm" svg:width="7.578cm" svg:height="4.731cm">
          <chartooo:coordinate-region svg:x="2.299cm" svg:y="0.319cm" svg:width="6.214cm" svg:height="3.885cm"/>
          <chart:axis chart:dimension="x" chart:name="primary-x" chart:style-name="ch4">
            <chart:title svg:x="3.696cm" svg:y="4.972cm" chart:style-name="ch5">
              <text:p>Millions of records</text:p>
            </chart:title>
          </chart:axis>
          <chart:axis chart:dimension="y" chart:name="primary-y" chart:style-name="ch6">
            <chart:title svg:x="0.451cm" svg:y="3.462cm" chart:style-name="ch7">
              <text:p>Data quality</text:p>
            </chart:title>
            <chart:grid chart:style-name="ch8" chart:class="major"/>
          </chart:axis>
          <chart:series chart:style-name="ch9" chart:values-cell-range-address="Ihis.C14:Ihis.C23" chart:label-cell-address="Ihis.C13:Ihis.C13" chart:class="chart:scatter">
            <chart:domain table:cell-range-address="Ihis.B14:Ihis.B23"/>
            <chart:data-point chart:repeated="10"/>
          </chart:series>
          <chart:series chart:style-name="ch10" chart:values-cell-range-address="Ihis.D14:Ihis.D23" chart:label-cell-address="Ihis.D13:Ihis.D13" chart:class="chart:scatter">
            <chart:data-point chart:repeated="10"/>
          </chart:series>
          <chart:series chart:style-name="ch11" chart:values-cell-range-address="Ihis.E14:Ihis.E23" chart:label-cell-address="Ihis.E13:Ihis.E1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13:Ihis.C13</svg:desc>
                </draw:g>
              </table:table-cell>
              <table:table-cell office:value-type="string">
                <text:p>utility-(3,5)-strict-average-risk</text:p>
                <draw:g>
                  <svg:desc>Ihis.D13:Ihis.D13</svg:desc>
                </draw:g>
              </table:table-cell>
              <table:table-cell office:value-type="string">
                <text:p>utility-(5)-anonymity</text:p>
                <draw:g>
                  <svg:desc>Ihis.E13:Ihis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35">
                <text:p>0.11935</text:p>
                <draw:g>
                  <svg:desc>Ihis.B14:Ihis.B23</svg:desc>
                </draw:g>
              </table:table-cell>
              <table:table-cell office:value-type="float" office:value="0.991630608047146">
                <text:p>0.991630608047146</text:p>
                <draw:g>
                  <svg:desc>Ihis.C14:Ihis.C23</svg:desc>
                </draw:g>
              </table:table-cell>
              <table:table-cell office:value-type="float" office:value="0.855354508093779">
                <text:p>0.855354508093779</text:p>
                <draw:g>
                  <svg:desc>Ihis.D14:Ihis.D23</svg:desc>
                </draw:g>
              </table:table-cell>
              <table:table-cell office:value-type="float" office:value="0.83823218575824">
                <text:p>0.83823218575824</text:p>
                <draw:g>
                  <svg:desc>Ihis.E14:Ihis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87">
                <text:p>0.2387</text:p>
              </table:table-cell>
              <table:table-cell office:value-type="float" office:value="0.991630608047146">
                <text:p>0.991630608047146</text:p>
              </table:table-cell>
              <table:table-cell office:value-type="float" office:value="0.865007326594034">
                <text:p>0.865007326594034</text:p>
              </table:table-cell>
              <table:table-cell office:value-type="float" office:value="0.850940049484467">
                <text:p>0.85094004948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805">
                <text:p>0.35805</text:p>
              </table:table-cell>
              <table:table-cell office:value-type="float" office:value="0.990285183808383">
                <text:p>0.990285183808383</text:p>
              </table:table-cell>
              <table:table-cell office:value-type="float" office:value="0.863851814443595">
                <text:p>0.863851814443595</text:p>
              </table:table-cell>
              <table:table-cell office:value-type="float" office:value="0.8498809391851">
                <text:p>0.8498809391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4">
                <text:p>0.4774</text:p>
              </table:table-cell>
              <table:table-cell office:value-type="float" office:value="0.987046480757736">
                <text:p>0.987046480757736</text:p>
              </table:table-cell>
              <table:table-cell office:value-type="float" office:value="0.868657066226214">
                <text:p>0.868657066226214</text:p>
              </table:table-cell>
              <table:table-cell office:value-type="float" office:value="0.853383057096068">
                <text:p>0.85338305709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675">
                <text:p>0.59675</text:p>
              </table:table-cell>
              <table:table-cell office:value-type="float" office:value="0.987046488299513">
                <text:p>0.987046488299513</text:p>
              </table:table-cell>
              <table:table-cell office:value-type="float" office:value="0.877367734761418">
                <text:p>0.877367734761418</text:p>
              </table:table-cell>
              <table:table-cell office:value-type="float" office:value="0.857442047821124">
                <text:p>0.857442047821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1">
                <text:p>0.7161</text:p>
              </table:table-cell>
              <table:table-cell office:value-type="float" office:value="0.987046487046151">
                <text:p>0.987046487046151</text:p>
              </table:table-cell>
              <table:table-cell office:value-type="float" office:value="0.882845080182677">
                <text:p>0.882845080182677</text:p>
              </table:table-cell>
              <table:table-cell office:value-type="float" office:value="0.860181870391918">
                <text:p>0.860181870391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545">
                <text:p>0.83545</text:p>
              </table:table-cell>
              <table:table-cell office:value-type="float" office:value="0.98704648614935">
                <text:p>0.98704648614935</text:p>
              </table:table-cell>
              <table:table-cell office:value-type="float" office:value="0.885815820634401">
                <text:p>0.885815820634401</text:p>
              </table:table-cell>
              <table:table-cell office:value-type="float" office:value="0.85900965111175">
                <text:p>0.8590096511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8">
                <text:p>0.9548</text:p>
              </table:table-cell>
              <table:table-cell office:value-type="float" office:value="0.987046485468645">
                <text:p>0.987046485468645</text:p>
              </table:table-cell>
              <table:table-cell office:value-type="float" office:value="0.890507539358055">
                <text:p>0.890507539358055</text:p>
              </table:table-cell>
              <table:table-cell office:value-type="float" office:value="0.86178596409213">
                <text:p>0.86178596409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415">
                <text:p>1.07415</text:p>
              </table:table-cell>
              <table:table-cell office:value-type="float" office:value="0.987046484950013">
                <text:p>0.987046484950013</text:p>
              </table:table-cell>
              <table:table-cell office:value-type="float" office:value="0.895913159435056">
                <text:p>0.895913159435056</text:p>
              </table:table-cell>
              <table:table-cell office:value-type="float" office:value="0.866886573686337">
                <text:p>0.866886573686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3504">
                <text:p>1.193504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900285626933691">
                <text:p>0.900285626933691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397cm" svg:y="2.203cm" style:legend-expansion="high" chart:style-name="ch2"/>
        <chart:plot-area chart:style-name="ch3" table:cell-range-address="Ihis.B26:Ihis.E32 Ihis.C25:Ihis.E25" chart:data-source-has-labels="row" svg:x="1.36cm" svg:y="0.12cm" svg:width="7.737cm" svg:height="4.731cm">
          <chartooo:coordinate-region svg:x="1.981cm" svg:y="0.319cm" svg:width="6.836cm" svg:height="3.885cm"/>
          <chart:axis chart:dimension="x" chart:name="primary-x" chart:style-name="ch4">
            <chart:title svg:x="3.14cm" svg:y="4.972cm" chart:style-name="ch5">
              <text:p>Number of quasi-identifiers</text:p>
            </chart:title>
          </chart:axis>
          <chart:axis chart:dimension="y" chart:name="primary-y" chart:style-name="ch6">
            <chart:title svg:x="0.451cm" svg:y="3.952cm" chart:style-name="ch7">
              <text:p>Execution time [s]</text:p>
            </chart:title>
            <chart:grid chart:style-name="ch8" chart:class="major"/>
          </chart:axis>
          <chart:series chart:style-name="ch9" chart:values-cell-range-address="Ihis.C26:Ihis.C32" chart:label-cell-address="Ihis.C25:Ihis.C25" chart:class="chart:scatter">
            <chart:domain table:cell-range-address="Ihis.B26:Ihis.B32"/>
            <chart:data-point chart:repeated="7"/>
          </chart:series>
          <chart:series chart:style-name="ch10" chart:values-cell-range-address="Ihis.D26:Ihis.D32" chart:label-cell-address="Ihis.D25:Ihis.D25" chart:class="chart:scatter">
            <chart:data-point chart:repeated="7"/>
          </chart:series>
          <chart:series chart:style-name="ch11" chart:values-cell-range-address="Ihis.E26:Ihis.E32" chart:label-cell-address="Ihis.E25:Ihis.E2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Ihis.C25:Ihis.C25</svg:desc>
                </draw:g>
              </table:table-cell>
              <table:table-cell office:value-type="string">
                <text:p>time-(3,5)-strict-average-risk</text:p>
                <draw:g>
                  <svg:desc>Ihis.D25:Ihis.D25</svg:desc>
                </draw:g>
              </table:table-cell>
              <table:table-cell office:value-type="string">
                <text:p>time-(5)-anonymity</text:p>
                <draw:g>
                  <svg:desc>Ihis.E25:Ihi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26:Ihis.B32</svg:desc>
                </draw:g>
              </table:table-cell>
              <table:table-cell office:value-type="float" office:value="0.1256">
                <text:p>0.1256</text:p>
                <draw:g>
                  <svg:desc>Ihis.C26:Ihis.C32</svg:desc>
                </draw:g>
              </table:table-cell>
              <table:table-cell office:value-type="float" office:value="0.115">
                <text:p>0.115</text:p>
                <draw:g>
                  <svg:desc>Ihis.D26:Ihis.D32</svg:desc>
                </draw:g>
              </table:table-cell>
              <table:table-cell office:value-type="float" office:value="0.2778">
                <text:p>0.2778</text:p>
                <draw:g>
                  <svg:desc>Ihis.E26:Ihis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2244">
                <text:p>9.2244</text:p>
              </table:table-cell>
              <table:table-cell office:value-type="float" office:value="0.3572">
                <text:p>0.3572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6846">
                <text:p>10.6846</text:p>
              </table:table-cell>
              <table:table-cell office:value-type="float" office:value="0.4704">
                <text:p>0.47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46">
                <text:p>0.7646</text:p>
              </table:table-cell>
              <table:table-cell office:value-type="float" office:value="1.3694">
                <text:p>1.3694</text:p>
              </table:table-cell>
              <table:table-cell office:value-type="float" office:value="0.4926">
                <text:p>0.4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03">
                <text:p>0.703</text:p>
              </table:table-cell>
              <table:table-cell office:value-type="float" office:value="2.9604">
                <text:p>2.9604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137">
                <text:p>1.137</text:p>
              </table:table-cell>
              <table:table-cell office:value-type="float" office:value="11.9458">
                <text:p>11.9458</text:p>
              </table:table-cell>
              <table:table-cell office:value-type="float" office:value="4.9658">
                <text:p>4.9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71.5238">
                <text:p>171.5238</text:p>
              </table:table-cell>
              <table:table-cell office:value-type="float" office:value="134.014">
                <text:p>134.014</text:p>
              </table:table-cell>
              <table:table-cell office:value-type="float" office:value="80.1064">
                <text:p>80.10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" chart:maximum="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10">
      <style:chart-properties chart:display-label="true" chart:logarithmic="false" chart:minimum="0.8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6.001cm" xlink:href=".." xlink:type="simple" chart:class="chart:scatter" chart:style-name="ch1">
        <chart:legend chart:legend-position="end" svg:x="9.238cm" svg:y="2.203cm" style:legend-expansion="high" chart:style-name="ch2"/>
        <chart:plot-area chart:style-name="ch3" table:cell-range-address="Ihis.B35:Ihis.E41 Ihis.C34:Ihis.E34" chart:data-source-has-labels="row" svg:x="1.36cm" svg:y="0.12cm" svg:width="7.578cm" svg:height="4.731cm">
          <chartooo:coordinate-region svg:x="2.299cm" svg:y="0.319cm" svg:width="6.36cm" svg:height="3.885cm"/>
          <chart:axis chart:dimension="x" chart:name="primary-x" chart:style-name="ch4">
            <chart:title svg:x="3.061cm" svg:y="4.972cm" chart:style-name="ch5">
              <text:p>Number of quasi-identifiers</text:p>
            </chart:title>
          </chart:axis>
          <chart:axis chart:dimension="y" chart:name="primary-y" chart:style-name="ch6">
            <chart:title svg:x="0.451cm" svg:y="3.462cm" chart:style-name="ch7">
              <text:p>Data quality</text:p>
            </chart:title>
            <chart:grid chart:style-name="ch8" chart:class="major"/>
          </chart:axis>
          <chart:series chart:style-name="ch9" chart:values-cell-range-address="Ihis.C35:Ihis.C41" chart:label-cell-address="Ihis.C34:Ihis.C34" chart:class="chart:scatter">
            <chart:domain table:cell-range-address="Ihis.B35:Ihis.B41"/>
            <chart:data-point chart:repeated="7"/>
          </chart:series>
          <chart:series chart:style-name="ch10" chart:values-cell-range-address="Ihis.D35:Ihis.D41" chart:label-cell-address="Ihis.D34:Ihis.D34" chart:class="chart:scatter">
            <chart:data-point chart:repeated="7"/>
          </chart:series>
          <chart:series chart:style-name="ch11" chart:values-cell-range-address="Ihis.E35:Ihis.E41" chart:label-cell-address="Ihis.E34:Ihis.E3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tility-(0,01)-uniqueness</text:p>
                <draw:g>
                  <svg:desc>Ihis.C34:Ihis.C34</svg:desc>
                </draw:g>
              </table:table-cell>
              <table:table-cell office:value-type="string">
                <text:p>utility-(3,5)-strict-average-risk</text:p>
                <draw:g>
                  <svg:desc>Ihis.D34:Ihis.D34</svg:desc>
                </draw:g>
              </table:table-cell>
              <table:table-cell office:value-type="string">
                <text:p>utility-(5)-anonymity</text:p>
                <draw:g>
                  <svg:desc>Ihis.E34:Ihi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his.B35:Ihis.B41</svg:desc>
                </draw:g>
              </table:table-cell>
              <table:table-cell office:value-type="float" office:value="1">
                <text:p>1</text:p>
                <draw:g>
                  <svg:desc>Ihis.C35:Ihis.C41</svg:desc>
                </draw:g>
              </table:table-cell>
              <table:table-cell office:value-type="float" office:value="1">
                <text:p>1</text:p>
                <draw:g>
                  <svg:desc>Ihis.D35:Ihis.D41</svg:desc>
                </draw:g>
              </table:table-cell>
              <table:table-cell office:value-type="float" office:value="1">
                <text:p>1</text:p>
                <draw:g>
                  <svg:desc>Ihis.E35:Ihis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997209897">
                <text:p>0.9997209897</text:p>
              </table:table-cell>
              <table:table-cell office:value-type="float" office:value="0.9994863864">
                <text:p>0.9994863864</text:p>
              </table:table-cell>
              <table:table-cell office:value-type="float" office:value="0.9989727727">
                <text:p>0.998972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92894489404367">
                <text:p>0.992894489404367</text:p>
              </table:table-cell>
              <table:table-cell office:value-type="float" office:value="0.984076943316808">
                <text:p>0.984076943316808</text:p>
              </table:table-cell>
              <table:table-cell office:value-type="float" office:value="0.981075897386986">
                <text:p>0.981075897386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77663277377328">
                <text:p>0.977663277377328</text:p>
              </table:table-cell>
              <table:table-cell office:value-type="float" office:value="0.970882308462876">
                <text:p>0.97088230846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74076398315531">
                <text:p>0.974076398315531</text:p>
              </table:table-cell>
              <table:table-cell office:value-type="float" office:value="0.966631709350267">
                <text:p>0.96663170935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55411307188129">
                <text:p>0.955411307188129</text:p>
              </table:table-cell>
              <table:table-cell office:value-type="float" office:value="0.942421219661496">
                <text:p>0.942421219661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87046484528624">
                <text:p>0.987046484528624</text:p>
              </table:table-cell>
              <table:table-cell office:value-type="float" office:value="0.900285626933691">
                <text:p>0.900285626933691</text:p>
              </table:table-cell>
              <table:table-cell office:value-type="float" office:value="0.871163986282587">
                <text:p>0.871163986282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1cm" svg:height="8.352cm" xlink:href=".." xlink:type="simple" chart:class="chart:scatter" chart:style-name="ch1">
        <chart:legend chart:legend-position="end" svg:x="10.147cm" svg:y="3.379cm" style:legend-expansion="high" chart:style-name="ch2"/>
        <chart:plot-area chart:style-name="ch3" table:cell-range-address="Fars.B2:Fars.E11 Fars.C1:Fars.E1" chart:data-source-has-labels="row" svg:x="1.375cm" svg:y="0.167cm" svg:width="8.457cm" svg:height="6.988cm">
          <chartooo:coordinate-region svg:x="2.182cm" svg:y="0.367cm" svg:width="7.185cm" svg:height="6.141cm"/>
          <chart:axis chart:dimension="x" chart:name="primary-x" chart:style-name="ch4">
            <chart:title svg:x="3.898cm" svg:y="7.323cm" chart:style-name="ch5">
              <text:p>Thousands of records</text:p>
            </chart:title>
          </chart:axis>
          <chart:axis chart:dimension="y" chart:name="primary-y" chart:style-name="ch6">
            <chart:title svg:x="0.451cm" svg:y="5.128cm" chart:style-name="ch7">
              <text:p>Execution time [s]</text:p>
            </chart:title>
            <chart:grid chart:style-name="ch8" chart:class="major"/>
          </chart:axis>
          <chart:series chart:style-name="ch9" chart:values-cell-range-address="Fars.C2:Fars.C11" chart:label-cell-address="Fars.C1:Fars.C1" chart:class="chart:scatter">
            <chart:domain table:cell-range-address="Fars.B2:Fars.B11"/>
            <chart:data-point chart:repeated="10"/>
          </chart:series>
          <chart:series chart:style-name="ch10" chart:values-cell-range-address="Fars.D2:Fars.D11" chart:label-cell-address="Fars.D1:Fars.D1" chart:class="chart:scatter">
            <chart:data-point chart:repeated="10"/>
          </chart:series>
          <chart:series chart:style-name="ch11" chart:values-cell-range-address="Fars.E2:Fars.E11" chart:label-cell-address="Fars.E1:Fars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time-(0,01)-uniqueness</text:p>
                <draw:g>
                  <svg:desc>Fars.C1:Fars.C1</svg:desc>
                </draw:g>
              </table:table-cell>
              <table:table-cell office:value-type="string">
                <text:p>time-(3,5)-strict-average-risk</text:p>
                <draw:g>
                  <svg:desc>Fars.D1:Fars.D1</svg:desc>
                </draw:g>
              </table:table-cell>
              <table:table-cell office:value-type="string">
                <text:p>time-(5)-anonymity</text:p>
                <draw:g>
                  <svg:desc>Fars.E1:Far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093">
                <text:p>10.093</text:p>
                <draw:g>
                  <svg:desc>Fars.B2:Fars.B11</svg:desc>
                </draw:g>
              </table:table-cell>
              <table:table-cell office:value-type="float" office:value="358.3382">
                <text:p>358.3382</text:p>
                <draw:g>
                  <svg:desc>Fars.C2:Fars.C11</svg:desc>
                </draw:g>
              </table:table-cell>
              <table:table-cell office:value-type="float" office:value="1.4378">
                <text:p>1.4378</text:p>
                <draw:g>
                  <svg:desc>Fars.D2:Fars.D11</svg:desc>
                </draw:g>
              </table:table-cell>
              <table:table-cell office:value-type="float" office:value="0.9012">
                <text:p>0.9012</text:p>
                <draw:g>
                  <svg:desc>Fars.E2:Fars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86">
                <text:p>20.186</text:p>
              </table:table-cell>
              <table:table-cell office:value-type="float" office:value="701.2616">
                <text:p>701.2616</text:p>
              </table:table-cell>
              <table:table-cell office:value-type="float" office:value="1.8428">
                <text:p>1.8428</text:p>
              </table:table-cell>
              <table:table-cell office:value-type="float" office:value="1.1416">
                <text:p>1.1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79">
                <text:p>30.279</text:p>
              </table:table-cell>
              <table:table-cell office:value-type="float" office:value="1319.0154">
                <text:p>1319.0154</text:p>
              </table:table-cell>
              <table:table-cell office:value-type="float" office:value="2.9352">
                <text:p>2.9352</text:p>
              </table:table-cell>
              <table:table-cell office:value-type="float" office:value="1.8432">
                <text:p>1.8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72">
                <text:p>40.372</text:p>
              </table:table-cell>
              <table:table-cell office:value-type="float" office:value="1113.3748">
                <text:p>1113.3748</text:p>
              </table:table-cell>
              <table:table-cell office:value-type="float" office:value="3.4872">
                <text:p>3.4872</text:p>
              </table:table-cell>
              <table:table-cell office:value-type="float" office:value="2.0552">
                <text:p>2.0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465">
                <text:p>50.465</text:p>
              </table:table-cell>
              <table:table-cell office:value-type="float" office:value="1175.5906">
                <text:p>1175.5906</text:p>
              </table:table-cell>
              <table:table-cell office:value-type="float" office:value="4.6782">
                <text:p>4.6782</text:p>
              </table:table-cell>
              <table:table-cell office:value-type="float" office:value="2.8186">
                <text:p>2.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58">
                <text:p>60.558</text:p>
              </table:table-cell>
              <table:table-cell office:value-type="float" office:value="965.6018">
                <text:p>965.6018</text:p>
              </table:table-cell>
              <table:table-cell office:value-type="float" office:value="5.9432">
                <text:p>5.9432</text:p>
              </table:table-cell>
              <table:table-cell office:value-type="float" office:value="3.7146">
                <text:p>3.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651">
                <text:p>70.651</text:p>
              </table:table-cell>
              <table:table-cell office:value-type="float" office:value="1310.1578">
                <text:p>1310.1578</text:p>
              </table:table-cell>
              <table:table-cell office:value-type="float" office:value="6.6798">
                <text:p>6.6798</text:p>
              </table:table-cell>
              <table:table-cell office:value-type="float" office:value="4.3126">
                <text:p>4.3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44">
                <text:p>80.744</text:p>
              </table:table-cell>
              <table:table-cell office:value-type="float" office:value="1469.6062">
                <text:p>1469.6062</text:p>
              </table:table-cell>
              <table:table-cell office:value-type="float" office:value="7.8554">
                <text:p>7.8554</text:p>
              </table:table-cell>
              <table:table-cell office:value-type="float" office:value="5.091">
                <text:p>5.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837">
                <text:p>90.837</text:p>
              </table:table-cell>
              <table:table-cell office:value-type="float" office:value="1503.267">
                <text:p>1503.267</text:p>
              </table:table-cell>
              <table:table-cell office:value-type="float" office:value="8.6994">
                <text:p>8.6994</text:p>
              </table:table-cell>
              <table:table-cell office:value-type="float" office:value="5.5016">
                <text:p>5.5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937">
                <text:p>100.937</text:p>
              </table:table-cell>
              <table:table-cell office:value-type="float" office:value="1310.4286">
                <text:p>1310.4286</text:p>
              </table:table-cell>
              <table:table-cell office:value-type="float" office:value="9.6618">
                <text:p>9.6618</text:p>
              </table:table-cell>
              <table:table-cell office:value-type="float" office:value="6.3372">
                <text:p>6.33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